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3" svg:font-family="FreeSans" style:font-family-generic="swiss"/>
    <style:font-face style:name="Liberation Mono1" svg:font-family="'Liberation Mono', 'Courier New'" style:font-family-generic="modern" style:font-pitch="fixed"/>
    <style:font-face style:name="Arial1" svg:font-family="Arial" style:font-pitch="variable"/>
    <style:font-face style:name="FreeSans1" svg:font-family="FreeSans" style:font-pitch="variable"/>
    <style:font-face style:name="Arial2" svg:font-family="Arial" style:font-family-generic="modern" style:font-pitch="variable"/>
    <style:font-face style:name="Liberation Mono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draw:stroke="none" draw:fill="none" draw:fill-color="#bbe0e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Predeterminado-outline1">
      <style:graphic-properties draw:stroke="none" draw:fill="none" draw:fill-color="#bbe0e3" draw:textarea-horizontal-align="justify" draw:textarea-vertical-align="top" fo:min-height="12.322cm" draw:shadow-color="#808080"/>
    </style:style>
    <style:style style:name="pr3" style:family="presentation" style:parent-style-name="Predeterminado-notes">
      <style:graphic-properties draw:fill-color="#ffffff" fo:min-height="11.429cm"/>
    </style:style>
    <style:style style:name="pr4" style:family="presentation" style:parent-style-name="Predeterminado-title">
      <style:graphic-properties draw:stroke="none" draw:fill="none" draw:fill-color="#bbe0e3" draw:textarea-horizontal-align="left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Predeterminado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6.498cm" style:use-optimal-column-width="false"/>
    </style:style>
    <style:style style:name="co2" style:family="table-column">
      <style:table-column-properties style:column-width="10.502cm" style:use-optimal-column-width="false"/>
    </style:style>
    <style:style style:name="co3" style:family="table-column">
      <style:table-column-properties style:column-width="5.435cm" style:use-optimal-column-width="false"/>
    </style:style>
    <style:style style:name="co4" style:family="table-column">
      <style:table-column-properties style:column-width="11.565cm" style:use-optimal-column-width="false"/>
    </style:style>
    <style:style style:name="co5" style:family="table-column">
      <style:table-column-properties style:column-width="5.198cm" style:use-optimal-column-width="false"/>
    </style:style>
    <style:style style:name="co6" style:family="table-column">
      <style:table-column-properties style:column-width="3.845cm" style:use-optimal-column-width="false"/>
    </style:style>
    <style:style style:name="co7" style:family="table-column">
      <style:table-column-properties style:column-width="7.957cm" style:use-optimal-column-width="false"/>
    </style:style>
    <style:style style:name="ro1" style:family="table-row">
      <style:table-row-properties style:row-height="1.785cm"/>
    </style:style>
    <style:style style:name="ro2" style:family="table-row">
      <style:table-row-properties style:row-height="1.023cm"/>
    </style:style>
    <style:style style:name="ro3" style:family="table-row">
      <style:table-row-properties style:row-height="2.547cm"/>
    </style:style>
    <style:style style:name="ro4" style:family="table-row">
      <style:table-row-properties style:row-height="1.789cm"/>
    </style:style>
    <style:style style:name="ro5" style:family="table-row">
      <style:table-row-properties style:row-height="1.025cm"/>
    </style:style>
    <style:style style:name="ro6" style:family="table-row">
      <style:table-row-properties style:row-height="1.028cm"/>
    </style:style>
    <style:style style:name="ro7" style:family="table-row">
      <style:table-row-properties style:row-height="0.954cm"/>
    </style:style>
    <style:style style:name="ro8" style:family="table-row">
      <style:table-row-properties style:row-height="0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bbe0e3"/>
      <style:paragraph-properties style:writing-mode="lr-tb" style:font-independent-line-spacing="true"/>
    </style:style>
    <style:style style:name="P3" style:family="paragraph">
      <loext:graphic-properties draw:fill="none" draw:fill-color="#bbe0e3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start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.282cm" fo:margin-bottom="0cm" fo:text-indent="0cm"/>
    </style:style>
    <style:style style:name="P7" style:family="paragraph">
      <style:paragraph-properties fo:margin-left="0cm" fo:margin-right="0cm" fo:margin-top="0.246cm" fo:margin-bottom="0cm" fo:text-indent="0cm"/>
    </style:style>
    <style:style style:name="P8" style:family="paragraph">
      <style:paragraph-properties fo:margin-left="2.063cm" fo:margin-right="0cm" fo:margin-top="0.246cm" fo:margin-bottom="0cm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9" style:family="paragraph">
      <style:paragraph-properties fo:margin-left="2.063cm" fo:margin-right="0cm" fo:margin-top="0.246cm" fo:margin-bottom="0cm" fo:text-indent="-0.793cm"/>
    </style:style>
    <style:style style:name="P10" style:family="paragraph">
      <loext:graphic-properties draw:fill-color="#ffffff"/>
      <style:text-properties fo:font-size="12pt"/>
    </style:style>
    <style:style style:name="P11" style:family="paragraph">
      <style:paragraph-properties fo:margin-left="0cm" fo:margin-right="0cm" fo:margin-top="0.211cm" fo:margin-bottom="0cm" fo:text-indent="0cm"/>
    </style:style>
    <style:style style:name="P12" style:family="paragraph">
      <style:paragraph-properties fo:margin-left="0cm" fo:margin-right="0cm" fo:margin-top="0.246cm" fo:margin-bottom="0cm" fo:line-height="90%" fo:text-indent="0cm"/>
    </style:style>
    <style:style style:name="P13" style:family="paragraph">
      <style:paragraph-properties fo:margin-left="2.063cm" fo:margin-right="0cm" fo:margin-top="0.211cm" fo:margin-bottom="0cm" fo:line-height="90%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4" style:family="paragraph">
      <style:paragraph-properties fo:margin-left="2.063cm" fo:margin-right="0cm" fo:margin-top="0.211cm" fo:margin-bottom="0cm" fo:line-height="90%" fo:text-indent="-0.793cm"/>
    </style:style>
    <style:style style:name="P15" style:family="paragraph">
      <style:paragraph-properties fo:margin-left="0cm" fo:margin-right="0cm" fo:margin-top="0.282cm" fo:margin-bottom="0cm" fo:line-height="90%" fo:text-indent="0cm"/>
    </style:style>
    <style:style style:name="P16" style:family="paragraph">
      <style:paragraph-properties fo:margin-left="0cm" fo:margin-right="0cm" fo:margin-top="0.176cm" fo:margin-bottom="0cm" fo:text-indent="0cm"/>
    </style:style>
    <style:style style:name="P17" style:family="paragraph">
      <style:paragraph-properties fo:margin-left="3.175cm" fo:margin-right="0cm" fo:margin-top="0.176cm" fo:margin-bottom="0cm" fo:text-indent="-0.635cm"/>
    </style:style>
    <style:style style:name="P18" style:family="paragraph">
      <style:paragraph-properties fo:margin-left="3.175cm" fo:margin-right="0cm" fo:margin-top="0.211cm" fo:margin-bottom="0cm" fo:text-indent="-0.635cm"/>
    </style:style>
    <style:style style:name="P19" style:family="paragraph">
      <style:paragraph-properties fo:margin-left="0cm" fo:margin-right="0cm" fo:margin-top="0.211cm" fo:margin-bottom="0cm" fo:line-height="90%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20" style:family="paragraph">
      <style:paragraph-properties fo:margin-left="0cm" fo:margin-right="0cm" fo:margin-top="0.211cm" fo:margin-bottom="0cm" fo:line-height="90%" fo:text-indent="0cm"/>
    </style:style>
    <style:style style:name="P21" style:family="paragraph">
      <style:paragraph-properties fo:margin-left="0cm" fo:margin-right="0cm" fo:margin-top="0.176cm" fo:margin-bottom="0cm" fo:line-height="90%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22" style:family="paragraph">
      <style:paragraph-properties fo:margin-left="0cm" fo:margin-right="0cm" fo:margin-top="0.158cm" fo:margin-bottom="0cm" fo:line-height="90%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</style:style>
    <style:style style:name="P23" style:family="paragraph">
      <style:paragraph-properties fo:margin-left="5.715cm" fo:margin-right="0cm" fo:margin-top="0.158cm" fo:margin-bottom="0cm" fo:line-height="90%" fo:text-indent="-0.635cm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P24" style:family="paragraph">
      <style:paragraph-properties fo:margin-left="0cm" fo:margin-right="0cm" fo:margin-top="0.176cm" fo:margin-bottom="0cm" fo:line-height="90%" fo:text-indent="0cm"/>
    </style:style>
    <style:style style:name="P25" style:family="paragraph">
      <style:paragraph-properties fo:margin-left="0.952cm" fo:margin-right="0cm" fo:margin-top="0.246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6" style:family="paragraph">
      <style:paragraph-properties fo:margin-left="0.952cm" fo:margin-right="0cm" fo:margin-top="0.282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7" style:family="paragraph">
      <style:paragraph-properties fo:margin-left="0cm" fo:margin-right="0cm" fo:margin-top="0.246cm" fo:margin-bottom="0cm" fo:line-height="80%" fo:text-indent="0cm"/>
    </style:style>
    <style:style style:name="P28" style:family="paragraph">
      <style:paragraph-properties fo:margin-left="0cm" fo:margin-right="0cm" fo:margin-top="0.211cm" fo:margin-bottom="0cm" fo:line-height="80%" fo:text-indent="0cm"/>
    </style:style>
    <style:style style:name="P29" style:family="paragraph">
      <style:paragraph-properties fo:margin-left="0cm" fo:margin-right="0cm" fo:margin-top="0.176cm" fo:margin-bottom="0cm" fo:line-height="80%" fo:text-indent="0cm"/>
    </style:style>
    <style:style style:name="P30" style:family="paragraph">
      <style:paragraph-properties fo:margin-left="0cm" fo:margin-right="0cm" fo:margin-top="0.246cm" fo:margin-bottom="0cm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31" style:family="paragraph">
      <style:paragraph-properties fo:margin-left="0cm" fo:margin-right="0cm" fo:margin-top="0.158cm" fo:margin-bottom="0cm" fo:line-height="90%" fo:text-indent="0cm"/>
    </style:style>
    <style:style style:name="T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" style:family="text">
      <style:text-properties fo:language="es" fo:country="ES" style:language-asian="es" style:country-asian="ES" style:language-complex="es" style:country-complex="ES"/>
    </style:style>
    <style:style style:name="T3" style:family="text">
      <style:text-properties fo:language="es" fo:country="ES" fo:font-weight="bold" style:language-asian="es" style:country-asian="ES" style:font-weight-asian="bold" style:language-complex="es" style:country-complex="ES" style:font-weight-complex="bold"/>
    </style:style>
    <style:style style:name="T4" style:family="text">
      <style:text-properties fo:language="es" fo:country="ES" fo:font-style="italic" style:language-asian="es" style:country-asian="ES" style:font-style-asian="italic" style:language-complex="es" style:country-complex="ES" style:font-style-complex="italic"/>
    </style:style>
    <style:style style:name="T5" style:family="text">
      <style:text-properties fo:language="es" fo:country="ES" fo:font-style="italic" fo:font-weight="bold" style:language-asian="es" style:country-asian="ES" style:font-style-asian="italic" style:font-weight-asian="bold" style:language-complex="es" style:country-complex="ES" style:font-style-complex="italic" style:font-weight-complex="bold"/>
    </style:style>
    <style:style style:name="T6" style:family="text">
      <style:text-properties fo:font-size="28pt" fo:language="es" fo:country="ES" fo:font-weight="normal" style:font-size-asian="28pt" style:language-asian="es" style:country-asian="ES" style:font-weight-asian="bold" style:font-size-complex="28pt" style:language-complex="es" style:country-complex="ES" style:font-weight-complex="bold"/>
    </style:style>
    <style:style style:name="T7" style:family="text">
      <style:text-properties fo:font-size="28pt" fo:language="es" fo:country="ES" fo:font-weight="bold" style:font-size-asian="28pt" style:language-asian="es" style:country-asian="ES" style:font-weight-asian="bold" style:font-size-complex="28pt" style:language-complex="es" style:country-complex="ES" style:font-weight-complex="bold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8pt"/>
    </style:style>
    <style:style style:name="T10" style:family="text">
      <style:text-properties style:font-name="Liberation Mono1" fo:font-size="18pt" style:font-name-asian="Liberation Mono1"/>
    </style:style>
    <style:style style:name="T11" style:family="text">
      <style:text-properties fo:font-size="28pt" fo:language="es" fo:country="ES" style:font-size-asian="28pt" style:language-asian="es" style:country-asian="ES" style:font-size-complex="28pt" style:language-complex="es" style:country-complex="ES"/>
    </style:style>
    <style:style style:name="T12" style:family="text">
      <style:text-properties fo:font-size="24pt" fo:language="es" fo:country="ES" style:font-size-asian="24pt" style:language-asian="es" style:country-asian="ES" style:font-size-complex="24pt" style:language-complex="es" style:country-complex="ES"/>
    </style:style>
    <style:style style:name="T13" style:family="text">
      <style:text-properties fo:color="#009999" fo:language="es" fo:country="ES" style:language-asian="es" style:country-asian="ES" style:language-complex="es" style:country-complex="ES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8pt" fo:font-weight="bold" style:font-size-asian="28pt" style:font-size-complex="28pt"/>
    </style:style>
    <style:style style:name="T18" style:family="text">
      <style:text-properties fo:font-size="28pt" fo:background-color="#ffff66" style:font-size-asian="28pt" style:font-size-complex="28pt"/>
    </style:style>
    <style:style style:name="T19" style:family="text">
      <style:text-properties fo:font-size="28pt" fo:background-color="#ffcc00" style:font-size-asian="28pt" style:font-size-complex="28pt"/>
    </style:style>
    <style:style style:name="T20" style:family="text">
      <style:text-properties fo:font-size="28pt" fo:background-color="#66ffff" style:font-size-asian="28pt" style:font-size-complex="28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28pt" fo:language="es" fo:country="ES" fo:font-weight="bold" style:font-size-asian="28pt" style:language-asian="es" style:country-asian="ES" style:font-size-complex="28pt" style:language-complex="es" style:country-complex="ES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18pt" fo:font-weight="bold" style:font-size-asian="18pt" style:font-weight-asian="bold" style:font-size-complex="18pt" style:font-weight-complex="bold"/>
    </style:style>
    <style:style style:name="T25" style:family="text">
      <style:text-properties fo:font-size="20pt" fo:language="es" fo:country="ES" style:font-size-asian="20pt" style:language-asian="es" style:country-asian="ES" style:font-size-complex="20pt" style:language-complex="es" style:country-complex="ES"/>
    </style:style>
    <style:style style:name="T26" style:family="text">
      <style:text-properties fo:font-size="18pt" fo:language="es" fo:country="ES" style:font-size-asian="18pt" style:language-asian="es" style:country-asian="ES" style:font-size-complex="18pt" style:language-complex="es" style:country-complex="E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5" style:num-format="">
        <style:list-level-properties/>
        <style:text-properties fo:color="#000000" fo:font-size="100%"/>
      </text:list-level-style-number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Comandos básicos Linux II</text:p>
              </text:list-header>
            </text:list>
          </draw:text-box>
        </draw:frame>
        <draw:frame presentation:style-name="pr2" draw:text-style-name="P3" draw:layer="layout" svg:width="22.86cm" svg:height="12.572cm" svg:x="1.27cm" svg:y="4.445cm" presentation:class="outline" presentation:placeholder="true">
          <draw:text-box/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1">Comandos </text:span><text:span text:style-name="T1">Básicos</text:span><text:span text:style-name="T1"><text:tab/></text:span><text:span text:style-name="T1">I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header>
            </text:list>
          </draw:text-box>
        </draw:frame>
        <draw:frame presentation:style-name="pr5" draw:text-style-name="P2" draw:layer="layout" svg:width="22.86cm" svg:height="12.572cm" svg:x="1.301cm" svg:y="4.524cm" presentation:class="outline" presentation:user-transformed="true">
          <draw:text-box>
            <text:list text:style-name="L2">
              <text:list-item>
                <text:p text:style-name="P6"><text:span text:style-name="T2">Filtros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Permite escribir y leer datos de los canales estándares de entrada y salida.</text:span></text:p>
                  </text:list-item>
                  <text:list-item>
                    <text:p text:style-name="P7"><text:span text:style-name="T3">More</text:span><text:span text:style-name="T2"> muestra los datos página a página.</text:span></text:p>
                  </text:list-item>
                  <text:list-item>
                    <text:p text:style-name="P7"><text:span text:style-name="T3">Sort</text:span><text:span text:style-name="T2"> permite ordenar los datos</text:span></text:p>
                  </text:list-item>
                  <text:list-item>
                    <text:p text:style-name="P7"><text:span text:style-name="T3">Grep</text:span><text:span text:style-name="T2"> especifica criterios de búaqued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1">Comandos </text:span><text:span text:style-name="T1">Básicos</text:span><text:span text:style-name="T1"><text:tab/></text:span><text:span text:style-name="T1">I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header>
            </text:list>
          </draw:text-box>
        </draw:frame>
        <draw:frame presentation:style-name="pr5" draw:text-style-name="P2" draw:layer="layout" svg:width="22.86cm" svg:height="12.572cm" svg:x="1.301cm" svg:y="4.524cm" presentation:class="outline" presentation:user-transformed="true">
          <draw:text-box>
            <text:list text:style-name="L2">
              <text:list-item>
                <text:p text:style-name="P6"><text:span text:style-name="T2">Pipelines/ tuberías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Permiten redireccionar el canal de salida de un comando hacia el canal de entrada de otro.</text:span></text:p>
                  </text:list-item>
                  <text:list-item>
                    <text:p text:style-name="P7"><text:span text:style-name="T2">El carácter que lo permite es : <text:s/>|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8"><text:span text:style-name="T2"><text:tab/></text:span><text:span text:style-name="T2">$ ls –l <text:s/>&gt; resultado.txt</text:span></text:p>
                    <text:p text:style-name="P8"><text:span text:style-name="T2"><text:tab/></text:span><text:span text:style-name="T2">$ wc &lt; resultdo.txt</text:span></text:p>
                    <text:p text:style-name="P9"><text:span text:style-name="T2">Aplicando una tubería:</text:span></text:p>
                    <text:p text:style-name="P8"><text:span text:style-name="T2"><text:tab/></text:span><text:span text:style-name="T2">$ ls –l | wc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1">Comandos </text:span><text:span text:style-name="T1">Básicos</text:span><text:span text:style-name="T1"><text:tab/></text:span><text:span text:style-name="T1">I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header>
            </text:list>
          </draw:text-box>
        </draw:frame>
        <draw:frame presentation:style-name="pr5" draw:text-style-name="P2" draw:layer="layout" svg:width="22.86cm" svg:height="12.572cm" svg:x="1.301cm" svg:y="4.524cm" presentation:class="outline" presentation:user-transformed="true">
          <draw:text-box>
            <text:list text:style-name="L2">
              <text:list-item>
                <text:p text:style-name="P6"><text:span text:style-name="T2">Búsqueda de líneas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Extracción de líneas de un fichero según varios criterios.</text:span></text:p>
                  </text:list-item>
                  <text:list-item>
                    <text:p text:style-name="P7"><text:span text:style-name="T2"><text:s/></text:span><text:span text:style-name="T2">grep </text:span></text:p>
                  </text:list-item>
                  <text:list-item>
                    <text:p text:style-name="P7"><text:span text:style-name="T2"><text:s/></text:span><text:span text:style-name="T2">egrep</text:span></text:p>
                  </text:list-item>
                  <text:list-item>
                    <text:p text:style-name="P7"><text:span text:style-name="T2"><text:s/></text:span><text:span text:style-name="T2">fgrep</text:span><text:span text:style-name="T2"><text:tab/></text:span><text:span text:style-name="T2"><text:tab/></text:span><text:span text:style-name="T2">obsoleta equivale a grep -F</text:span></text:p>
                  </text:list-item>
                  <text:list-item>
                    <text:p text:style-name="P7"><text:span text:style-name="T2"><text:s/></text:span><text:span text:style-name="T2">rgrep</text:span><text:span text:style-name="T2"><text:tab/></text:span><text:span text:style-name="T2"><text:tab/></text:span><text:span text:style-name="T2">obsoleta equivale a grep -r</text:span></text:p>
                    <text:p text:style-name="P7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1">Comandos </text:span><text:span text:style-name="T1">Básicos</text:span><text:span text:style-name="T1"><text:tab/></text:span><text:span text:style-name="T1">I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header>
            </text:list>
          </draw:text-box>
        </draw:frame>
        <draw:frame presentation:style-name="pr5" draw:text-style-name="P2" draw:layer="layout" svg:width="22.86cm" svg:height="12.572cm" svg:x="1.301cm" svg:y="4.524cm" presentation:class="outline" presentation:user-transformed="true">
          <draw:text-box>
            <text:list text:style-name="L2">
              <text:list-item>
                <text:p text:style-name="P6"><text:span text:style-name="T2">Búsqueda de líneas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Grep</text:span><text:span text:style-name="T2">: Su nombre deriva de un comando en el editor de texto </text:span><text:span text:style-name="T3">ed</text:span><text:span text:style-name="T2"> que tiene la siguiente forma: g/</text:span><text:span text:style-name="T4">re</text:span><text:span text:style-name="T2">/p y significa «hacer una búsqueda </text:span><text:span text:style-name="T3">g</text:span><text:span text:style-name="T2">lobal para las líneas que encajen con la </text:span><text:span text:style-name="T3">e</text:span><text:span text:style-name="T2">xpresión </text:span><text:span text:style-name="T3">r</text:span><text:span text:style-name="T2">egular (</text:span><text:span text:style-name="T5">r</text:span><text:span text:style-name="T4">egular </text:span><text:span text:style-name="T5">e</text:span><text:span text:style-name="T4">xpression</text:span><text:span text:style-name="T2"> en inglés), e im</text:span><text:span text:style-name="T3">p</text:span><text:span text:style-name="T2">rimirlas </text:span><text:span text:style-name="T3">p</text:span><text:span text:style-name="T2">rint»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2">http://persoal.citius.usc.es/tf.pena/ASR/Tema_2html/node22.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1">Comandos </text:span><text:span text:style-name="T1">Básicos</text:span><text:span text:style-name="T1"><text:tab/></text:span><text:span text:style-name="T1">I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header>
            </text:list>
          </draw:text-box>
        </draw:frame>
        <draw:frame presentation:style-name="pr5" draw:text-style-name="P2" draw:layer="layout" svg:width="22.86cm" svg:height="12.572cm" svg:x="1.301cm" svg:y="4.524cm" presentation:class="outline" presentation:user-transformed="true">
          <draw:text-box>
            <text:list text:style-name="L2">
              <text:list-item>
                <text:p text:style-name="P6"><text:span text:style-name="T2">Búsqueda de líneas grep, invocación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grep</text:span><text:span text:style-name="T6"> [-opiones ] </text:span><text:span text:style-name="T7">Bregexp</text:span><text:span text:style-name="T6"> [fich1 fich2 …]</text:span></text:p>
                  </text:list-item>
                  <text:list-item>
                    <text:p text:style-name="P7"><text:span text:style-name="T7">grep</text:span><text:span text:style-name="T6"> -E [-opiones ] </text:span><text:span text:style-name="T7">Eregexp</text:span><text:span text:style-name="T6"> [fich1 fich2 …]</text:span></text:p>
                  </text:list-item>
                  <text:list-item>
                    <text:p text:style-name="P7"><text:span text:style-name="T6">Comando </text:span><text:span text:style-name="T7">| grep</text:span><text:span text:style-name="T6"> [-opciones] Bregexp</text:span></text:p>
                  </text:list-item>
                  <text:list-item>
                    <text:p text:style-name="P7"><text:span text:style-name="T6">grep [-opciones] Bregexp &lt; Comando</text:span></text:p>
                    <text:p text:style-name="P7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1">Comandos </text:span><text:span text:style-name="T1">Básicos</text:span><text:span text:style-name="T1"><text:tab/></text:span><text:span text:style-name="T1">I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header>
            </text:list>
          </draw:text-box>
        </draw:frame>
        <draw:frame presentation:style-name="pr5" draw:text-style-name="P2" draw:layer="layout" svg:width="22.86cm" svg:height="12.572cm" svg:x="1.301cm" svg:y="4.524cm" presentation:class="outline" presentation:user-transformed="true">
          <draw:text-box>
            <text:list text:style-name="L2">
              <text:list-item>
                <text:p text:style-name="P6"><text:span text:style-name="T2">Búsqueda de líneas grep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-E o egrep,usa expresiones regulares extendidas</text:span></text:p>
                  </text:list-item>
                  <text:list-item>
                    <text:p text:style-name="P7"><text:span text:style-name="T6">-e regexpr -e regexpr: múltiples patrones</text:span></text:p>
                  </text:list-item>
                  <text:list-item>
                    <text:p text:style-name="P7"><text:span text:style-name="T6">-r o </text:span><text:span text:style-name="T7">rgrep</text:span><text:span text:style-name="T6">: lee todos los ficheros bajo cada directorio, recursivamente </text:span></text:p>
                  </text:list-item>
                  <text:list-item>
                    <text:p text:style-name="P7"><text:span text:style-name="T6">-i o --ignore-case: busca ignorando diferencias entre mayúsculas y minúsculas </text:span></text:p>
                    <text:p text:style-name="P7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1">Comandos </text:span><text:span text:style-name="T1">Básicos</text:span><text:span text:style-name="T1"><text:tab/></text:span><text:span text:style-name="T1">I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header>
            </text:list>
          </draw:text-box>
        </draw:frame>
        <draw:frame presentation:style-name="pr5" draw:text-style-name="P2" draw:layer="layout" svg:width="22.86cm" svg:height="12.572cm" svg:x="1.301cm" svg:y="4.524cm" presentation:class="outline" presentation:user-transformed="true">
          <draw:text-box>
            <text:list text:style-name="L2">
              <text:list-item>
                <text:p text:style-name="P6"><text:span text:style-name="T2">Búsqueda de líneas grep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<text:s/></text:span><text:span text:style-name="T6">-w ó --word-regexp: para forzar que la cadena reconocida sea una palabra completa</text:span></text:p>
                  </text:list-item>
                  <text:list-item>
                    <text:p text:style-name="P7"><text:span text:style-name="T6">-l ó --files-with-matches: no muestra el contenido de la linea encontrada pero si que muestra el fichero que contiene la cadena buscada</text:span></text:p>
                  </text:list-item>
                  <text:list-item>
                    <text:p text:style-name="P7"><text:span text:style-name="T6">-n ó --line-number: muestra el número de línea dentro del fichero </text:span></text:p>
                  </text:list-item>
                  <text:list-item>
                    <text:p text:style-name="P7"><text:span text:style-name="T6">-c ó --count: indica sólo el número de coincidencias</text:span></text:p>
                  </text:list-item>
                  <text:list-item>
                    <text:p text:style-name="P7"><text:span text:style-name="T6">-v o --invert-match: en lugar de sacar la lineas que cumplen la búsqueda sacará las que no cumplen</text:span></text:p>
                  </text:list-item>
                  <text:list-item>
                    <text:p text:style-name="P7"><text:span text:style-name="T6">-q: Modo silencioso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1">Comandos </text:span><text:span text:style-name="T1">Básicos</text:span><text:span text:style-name="T1"><text:tab/></text:span><text:span text:style-name="T1">I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header>
            </text:list>
          </draw:text-box>
        </draw:frame>
        <draw:frame presentation:style-name="pr5" draw:text-style-name="P2" draw:layer="layout" svg:width="22.86cm" svg:height="12.572cm" svg:x="1.301cm" svg:y="4.524cm" presentation:class="outline" presentation:user-transformed="true">
          <draw:text-box>
            <text:list text:style-name="L2">
              <text:list-item>
                <text:p text:style-name="P6"><text:span text:style-name="T2">Búsqueda de líneas grep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<text:s/></text:span><text:span text:style-name="T6">-f file ó –file=FILE: expresiones regulares estarán dentro de file</text:span></text:p>
                  </text:list-item>
                  <text:list-item>
                    <text:p text:style-name="P7"><text:span text:style-name="T6">-F: El criterio no debe interpretarse como una expresión regular</text:span></text:p>
                  </text:list-item>
                  <text:list-item>
                    <text:p text:style-name="P7"><text:span text:style-name="T6">--color=auto muestra coincidencia en rojo</text:span></text:p>
                    <text:p text:style-name="P7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1T1">
        <office:forms form:automatic-focus="false" form:apply-design-mode="false"/>
        <draw:frame draw:style-name="standard" draw:layer="layout" svg:width="16.999cm" svg:height="17.348cm" svg:x="4.408cm" svg:y="1.55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<text:span text:style-name="T8">Caracteres válidos para BRE/ERE</text:span></text:p>
              </table:table-cell>
              <table:table-cell>
                <text:p><text:span text:style-name="T8">Significado</text:span></text:p>
              </table:table-cell>
            </table:table-row>
            <table:table-row table:style-name="ro2" table:default-cell-style-name="gray2">
              <table:table-cell>
                <text:p><text:span text:style-name="T8">\</text:span></text:p>
              </table:table-cell>
              <table:table-cell>
                <text:p><text:span text:style-name="T9">Escapa el siguiente carácter</text:span></text:p>
              </table:table-cell>
            </table:table-row>
            <table:table-row table:style-name="ro2" table:default-cell-style-name="gray1">
              <table:table-cell>
                <text:p><text:span text:style-name="T8">^</text:span></text:p>
              </table:table-cell>
              <table:table-cell>
                <text:p><text:span text:style-name="T9">Comienzo de línea</text:span></text:p>
              </table:table-cell>
            </table:table-row>
            <table:table-row table:style-name="ro2" table:default-cell-style-name="gray2">
              <table:table-cell>
                <text:p><text:span text:style-name="T8">$</text:span></text:p>
              </table:table-cell>
              <table:table-cell>
                <text:p><text:span text:style-name="T9">Final de línea</text:span></text:p>
              </table:table-cell>
            </table:table-row>
            <table:table-row table:style-name="ro2" table:default-cell-style-name="gray1">
              <table:table-cell>
                <text:p><text:span text:style-name="T8">.</text:span></text:p>
              </table:table-cell>
              <table:table-cell>
                <text:p><text:span text:style-name="T9">Un carácter cualquiera</text:span></text:p>
              </table:table-cell>
            </table:table-row>
            <table:table-row table:style-name="ro1" table:default-cell-style-name="gray2">
              <table:table-cell>
                <text:p><text:span text:style-name="T8">[</text:span><text:span text:style-name="T9">lista de caracteres</text:span><text:span text:style-name="T8">]</text:span></text:p>
              </table:table-cell>
              <table:table-cell>
                <text:p><text:span text:style-name="T9">Un carácter de los indicados en la lista</text:span></text:p>
              </table:table-cell>
            </table:table-row>
            <table:table-row table:style-name="ro1" table:default-cell-style-name="gray1">
              <table:table-cell>
                <text:p><text:span text:style-name="T8">[^</text:span><text:span text:style-name="T9">lista de caracteres</text:span><text:span text:style-name="T8">]</text:span></text:p>
              </table:table-cell>
              <table:table-cell>
                <text:p><text:span text:style-name="T9">Un carácter de los no indicados en la lista</text:span></text:p>
              </table:table-cell>
            </table:table-row>
            <table:table-row table:style-name="ro3" table:default-cell-style-name="gray2">
              <table:table-cell>
                <text:p><text:span text:style-name="T8">*</text:span></text:p>
              </table:table-cell>
              <table:table-cell>
                <text:p><text:span text:style-name="T9">Ningún, uno o varias veces del carácter o grupo anterior. Igual a {0,}</text:span></text:p>
              </table:table-cell>
            </table:table-row>
            <table:table-row table:style-name="ro1" table:default-cell-style-name="gray1">
              <table:table-cell>
                <text:p><text:span text:style-name="T8">\&lt;</text:span></text:p>
              </table:table-cell>
              <table:table-cell>
                <text:p><text:span text:style-name="T9">Inicio de palabra. Los caracteres válidos:a-zA-Z 0-9</text:span></text:p>
              </table:table-cell>
            </table:table-row>
            <table:table-row table:style-name="ro1" table:default-cell-style-name="gray2">
              <table:table-cell>
                <text:p><text:span text:style-name="T8">\&gt;</text:span></text:p>
              </table:table-cell>
              <table:table-cell>
                <text:p><text:span text:style-name="T9">Final de palabra. Los caracteres válidos:a-zA-Z 0-9</text:span></text:p>
              </table:table-cell>
            </table:table-row>
            <table:table-row table:style-name="ro1" table:default-cell-style-name="gray1">
              <table:table-cell>
                <text:p><text:span text:style-name="T8">\&lt;</text:span><text:span text:style-name="T9">palabra</text:span><text:span text:style-name="T8">\&gt;</text:span></text:p>
              </table:table-cell>
              <table:table-cell>
                <text:p><text:span text:style-name="T9">Coincidencia con palabra. Los caracteres válidos:a-zA-Z 0-9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1T1">
        <office:forms form:automatic-focus="false" form:apply-design-mode="false"/>
        <draw:frame draw:style-name="standard" draw:layer="layout" svg:width="16.999cm" svg:height="9.185cm" svg:x="3.847cm" svg:y="5.08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3" table:default-cell-style-name="gray3">
              <table:table-cell>
                <text:p><text:span text:style-name="T9"/></text:p>
                <text:p><text:span text:style-name="T8">Caracteres válidos para BRE</text:span></text:p>
              </table:table-cell>
              <table:table-cell>
                <text:p><text:span text:style-name="T8">Significado</text:span></text:p>
              </table:table-cell>
            </table:table-row>
            <table:table-row table:style-name="ro2" table:default-cell-style-name="gray2">
              <table:table-cell>
                <text:p><text:span text:style-name="T8">\{</text:span><text:span text:style-name="T9">n</text:span><text:span text:style-name="T8">\}</text:span></text:p>
              </table:table-cell>
              <table:table-cell>
                <text:p><text:span text:style-name="T9">n veces el carácter anterior</text:span></text:p>
              </table:table-cell>
            </table:table-row>
            <table:table-row table:style-name="ro1" table:default-cell-style-name="gray1">
              <table:table-cell>
                <text:p><text:span text:style-name="T8">\{</text:span><text:span text:style-name="T9">n</text:span><text:span text:style-name="T8">,\}</text:span></text:p>
              </table:table-cell>
              <table:table-cell>
                <text:p><text:span text:style-name="T9">Al menos n veces el carácter anterior</text:span></text:p>
              </table:table-cell>
            </table:table-row>
            <table:table-row table:style-name="ro1" table:default-cell-style-name="gray2">
              <table:table-cell>
                <text:p><text:span text:style-name="T8">\{</text:span><text:span text:style-name="T9">n</text:span><text:span text:style-name="T8">,</text:span><text:span text:style-name="T9">m</text:span><text:span text:style-name="T8">\}</text:span></text:p>
              </table:table-cell>
              <table:table-cell>
                <text:p><text:span text:style-name="T9">Entre n y m veces el carácter anterior</text:span></text:p>
              </table:table-cell>
            </table:table-row>
            <table:table-row table:style-name="ro2" table:default-cell-style-name="gray1">
              <table:table-cell>
                <text:p><text:span text:style-name="T8">\(</text:span><text:span text:style-name="T9">BRE</text:span><text:span text:style-name="T8">\)</text:span></text:p>
              </table:table-cell>
              <table:table-cell>
                <text:p><text:span text:style-name="T9">Memorización de una BRE</text:span></text:p>
              </table:table-cell>
            </table:table-row>
            <table:table-row table:style-name="ro2" table:default-cell-style-name="gray2">
              <table:table-cell>
                <text:p><text:span text:style-name="T8">\1, \2, \3, …</text:span></text:p>
              </table:table-cell>
              <table:table-cell>
                <text:p><text:span text:style-name="T9">BRE memorizada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1T1">
        <office:forms form:automatic-focus="false" form:apply-design-mode="false"/>
        <draw:frame draw:style-name="standard" draw:layer="layout" svg:width="16.999cm" svg:height="11.993cm" svg:x="4.061cm" svg:y="3.77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<text:span text:style-name="T8">Caracteres válidos para ERE</text:span></text:p>
              </table:table-cell>
              <table:table-cell>
                <text:p><text:span text:style-name="T8">Significado</text:span></text:p>
              </table:table-cell>
            </table:table-row>
            <table:table-row table:style-name="ro1" table:default-cell-style-name="gray2">
              <table:table-cell>
                <text:p><text:span text:style-name="T8">?</text:span></text:p>
              </table:table-cell>
              <table:table-cell>
                <text:p><text:span text:style-name="T9">0 ó 1 vez el carácter o grupo anterior. Igual a {0,1}</text:span></text:p>
              </table:table-cell>
            </table:table-row>
            <table:table-row table:style-name="ro1" table:default-cell-style-name="gray1">
              <table:table-cell>
                <text:p><text:span text:style-name="T8">+</text:span></text:p>
              </table:table-cell>
              <table:table-cell>
                <text:p><text:span text:style-name="T9">De 1 a n veces el carácter o grupo anterior. Igual a {1,}</text:span></text:p>
              </table:table-cell>
            </table:table-row>
            <table:table-row table:style-name="ro2" table:default-cell-style-name="gray2">
              <table:table-cell>
                <text:p><text:span text:style-name="T8">{</text:span><text:span text:style-name="T9">n</text:span><text:span text:style-name="T8">}</text:span></text:p>
              </table:table-cell>
              <table:table-cell>
                <text:p><text:span text:style-name="T9">n veces el carácter anterior.</text:span></text:p>
              </table:table-cell>
            </table:table-row>
            <table:table-row table:style-name="ro1" table:default-cell-style-name="gray1">
              <table:table-cell>
                <text:p><text:span text:style-name="T8">{</text:span><text:span text:style-name="T9">n</text:span><text:span text:style-name="T8">,}</text:span></text:p>
              </table:table-cell>
              <table:table-cell>
                <text:p><text:span text:style-name="T9">Al menos n veces el carácter anterior.</text:span></text:p>
              </table:table-cell>
            </table:table-row>
            <table:table-row table:style-name="ro1" table:default-cell-style-name="gray2">
              <table:table-cell>
                <text:p><text:span text:style-name="T8">{</text:span><text:span text:style-name="T9">n</text:span><text:span text:style-name="T8">,</text:span><text:span text:style-name="T9">m</text:span><text:span text:style-name="T8">}</text:span></text:p>
              </table:table-cell>
              <table:table-cell>
                <text:p><text:span text:style-name="T9">Entre n y m veces el carácter anterior</text:span></text:p>
              </table:table-cell>
            </table:table-row>
            <table:table-row table:style-name="ro2" table:default-cell-style-name="gray1">
              <table:table-cell>
                <text:p><text:span text:style-name="T8">(</text:span><text:span text:style-name="T9">ere1</text:span><text:span text:style-name="T8">)</text:span></text:p>
              </table:table-cell>
              <table:table-cell>
                <text:p><text:span text:style-name="T9">Agrupacion</text:span></text:p>
              </table:table-cell>
            </table:table-row>
            <table:table-row table:style-name="ro2" table:default-cell-style-name="gray2">
              <table:table-cell>
                <text:p><text:span text:style-name="T9">ere1</text:span><text:span text:style-name="T8">|</text:span><text:span text:style-name="T9">ere2</text:span><text:span text:style-name="T8">|</text:span><text:span text:style-name="T9">ere3</text:span></text:p>
              </table:table-cell>
              <table:table-cell>
                <text:p><text:span text:style-name="T9">Alternativas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1T1">
        <office:forms form:automatic-focus="false" form:apply-design-mode="false"/>
        <draw:frame draw:style-name="standard" draw:layer="layout" svg:width="16.999cm" svg:height="17.147cm" svg:x="4.205cm" svg:y="0.85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 table:default-cell-style-name="gray3">
              <table:table-cell>
                <text:p><text:span text:style-name="T8">Caracteres POSIX</text:span></text:p>
              </table:table-cell>
              <table:table-cell>
                <text:p><text:span text:style-name="T8">Significado</text:span></text:p>
              </table:table-cell>
            </table:table-row>
            <table:table-row table:style-name="ro4" table:default-cell-style-name="gray2">
              <table:table-cell>
                <text:p><text:span text:style-name="T10">[:space:]</text:span><text:span text:style-name="T9"> o \s</text:span></text:p>
                <text:p><text:span text:style-name="T9"><text:s text:c="23"/></text:span><text:span text:style-name="T9">\S</text:span></text:p>
              </table:table-cell>
              <table:table-cell>
                <text:p><text:span text:style-name="T9">caracteres en blanco ([ \t\n\r\f\v])</text:span></text:p>
                <text:p><text:span text:style-name="T9">caracteres no blanco ([^ \t\n\r\f\v])</text:span></text:p>
              </table:table-cell>
            </table:table-row>
            <table:table-row table:style-name="ro5" table:default-cell-style-name="gray1">
              <table:table-cell>
                <text:p><text:span text:style-name="T10">[:blank:]</text:span><text:span text:style-name="T9"> </text:span></text:p>
              </table:table-cell>
              <table:table-cell>
                <text:p><text:span text:style-name="T9">espacio y tabulado [ \t ]</text:span></text:p>
              </table:table-cell>
            </table:table-row>
            <table:table-row table:style-name="ro4" table:default-cell-style-name="gray2">
              <table:table-cell>
                <text:p><text:span text:style-name="T10">[:alnum:]</text:span><text:span text:style-name="T9"> o </text:span><text:span text:style-name="T10">\w</text:span><text:span text:style-name="T9"> </text:span></text:p>
              </table:table-cell>
              <table:table-cell>
                <text:p><text:span text:style-name="T9">caracteres alfánuméricos (letras y números) [A-Za-z0-9]</text:span></text:p>
              </table:table-cell>
            </table:table-row>
            <table:table-row table:style-name="ro4" table:default-cell-style-name="gray1">
              <table:table-cell>
                <text:p><text:span text:style-name="T10">[:digit:]</text:span><text:span text:style-name="T9"> o \d</text:span></text:p>
                <text:p><text:span text:style-name="T9"><text:s text:c="23"/></text:span><text:span text:style-name="T9">\D</text:span></text:p>
              </table:table-cell>
              <table:table-cell>
                <text:p><text:span text:style-name="T9">Dígitos [0-9]</text:span></text:p>
                <text:p><text:span text:style-name="T9">No Dígitos [^0-9]</text:span></text:p>
              </table:table-cell>
            </table:table-row>
            <table:table-row table:style-name="ro5" table:default-cell-style-name="gray2">
              <table:table-cell>
                <text:p><text:span text:style-name="T10">[:alpha:]</text:span><text:span text:style-name="T9"> </text:span></text:p>
              </table:table-cell>
              <table:table-cell>
                <text:p><text:span text:style-name="T9">Alfabéticos [A-Za-z0-9]</text:span></text:p>
              </table:table-cell>
            </table:table-row>
            <table:table-row table:style-name="ro5" table:default-cell-style-name="gray1">
              <table:table-cell>
                <text:p><text:span text:style-name="T10">[:upper:]</text:span><text:span text:style-name="T9"> </text:span></text:p>
              </table:table-cell>
              <table:table-cell>
                <text:p><text:span text:style-name="T9">Mayúsculas [A-Z]</text:span></text:p>
              </table:table-cell>
            </table:table-row>
            <table:table-row table:style-name="ro5" table:default-cell-style-name="gray2">
              <table:table-cell>
                <text:p><text:span text:style-name="T10">[:lower:]</text:span><text:span text:style-name="T9"> </text:span></text:p>
              </table:table-cell>
              <table:table-cell>
                <text:p><text:span text:style-name="T9">Minúsculas [a-z]</text:span></text:p>
              </table:table-cell>
            </table:table-row>
            <table:table-row table:style-name="ro5" table:default-cell-style-name="gray1">
              <table:table-cell>
                <text:p><text:span text:style-name="T10">[:xdigit:]</text:span><text:span text:style-name="T9"> </text:span></text:p>
              </table:table-cell>
              <table:table-cell>
                <text:p><text:span text:style-name="T9">dígitos hexadecimales</text:span></text:p>
              </table:table-cell>
            </table:table-row>
            <table:table-row table:style-name="ro4" table:default-cell-style-name="gray2">
              <table:table-cell>
                <text:p><text:span text:style-name="T10">[:punct:]</text:span><text:span text:style-name="T9"> </text:span></text:p>
              </table:table-cell>
              <table:table-cell>
                <text:p><text:span text:style-name="T9">signos de puntuación </text:span></text:p>
                <text:p><text:span text:style-name="T9">[][!”#$%&amp;’()*+,./:;&lt;=&gt;?@\^_`{\|}~-]</text:span></text:p>
              </table:table-cell>
            </table:table-row>
            <table:table-row table:style-name="ro5" table:default-cell-style-name="gray1">
              <table:table-cell>
                <text:p><text:span text:style-name="T10">[:cntrl:]</text:span><text:span text:style-name="T9"> </text:span></text:p>
              </table:table-cell>
              <table:table-cell>
                <text:p><text:span text:style-name="T9">caracteres de control</text:span></text:p>
              </table:table-cell>
            </table:table-row>
            <table:table-row table:style-name="ro5" table:default-cell-style-name="gray2">
              <table:table-cell>
                <text:p><text:span text:style-name="T10">[:graph:]</text:span><text:span text:style-name="T9"> </text:span></text:p>
              </table:table-cell>
              <table:table-cell>
                <text:p><text:span text:style-name="T9">caracteres imprimibles (sin espacio)</text:span></text:p>
              </table:table-cell>
            </table:table-row>
            <table:table-row table:style-name="ro6" table:default-cell-style-name="gray1">
              <table:table-cell>
                <text:p><text:span text:style-name="T10">[:print:]</text:span><text:span text:style-name="T9"> </text:span></text:p>
              </table:table-cell>
              <table:table-cell>
                <text:p><text:span text:style-name="T9">caracteres imprimibles (con espacio)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1">Comandos </text:span><text:span text:style-name="T1">Básicos</text:span><text:span text:style-name="T1"><text:tab/></text:span><text:span text:style-name="T1">I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header>
            </text:list>
          </draw:text-box>
        </draw:frame>
        <draw:frame presentation:style-name="pr5" draw:text-style-name="P2" draw:layer="layout" svg:width="22.86cm" svg:height="12.572cm" svg:x="1.301cm" svg:y="4.524cm" presentation:class="outline" presentation:user-transformed="true">
          <draw:text-box>
            <text:list text:style-name="L2">
              <text:list-item>
                <text:p text:style-name="P6"><text:span text:style-name="T6">apt-cache show apt-file &gt; apt.txt</text:span></text:p>
              </text:list-item>
              <text:list-item>
                <text:p text:style-name="P6"><text:span text:style-name="T6">grep --color=auto -i 'md5sum:' apt.txt</text:span></text:p>
              </text:list-item>
              <text:list-item>
                <text:p text:style-name="P6"><text:span text:style-name="T6">grep -E 'Package:|Filename:' apt.txt</text:span></text:p>
              </text:list-item>
              <text:list-item>
                <text:p text:style-name="P6"><text:span text:style-name="T6">grep <text:s/>'Package:\|Filename:' paquete.txt</text:span></text:p>
              </text:list-item>
              <text:list-item>
                <text:p text:style-name="P6"><text:span text:style-name="T6">cat ~/.bashrc | grep -E '^[[:blank:]]+[#]?alias.*'</text:span></text:p>
              </text:list-item>
              <text:list-item>
                <text:p text:style-name="P6"><text:span text:style-name="T6">cat ~/.bashrc | grep -E '^[ </text:span><text:span text:style-name="T6"><text:tab/></text:span><text:span text:style-name="T6"> <text:s text:c="5"/>]{1,}[#]{0,}alias.*'</text:span></text:p>
                <text:list>
                  <text:list-item>
                    <text:p><text:span text:style-name="T6">Meter tabulación CTRL+v+tab</text:span></text:p>
                  </text:list-item>
                </text:list>
              </text:list-item>
              <text:list-item>
                <text:p><text:span text:style-name="T6">cat ~/.bashrc | grep '^[ <text:s text:c="7"/>]\{1,\}[#]\{0,\}alias.*'</text:span></text:p>
                <text:p text:style-name="P6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1">Comandos </text:span><text:span text:style-name="T1">Básicos</text:span><text:span text:style-name="T1"><text:tab/></text:span><text:span text:style-name="T1">I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header>
            </text:list>
          </draw:text-box>
        </draw:frame>
        <draw:frame presentation:style-name="pr5" draw:text-style-name="P2" draw:layer="layout" svg:width="22.86cm" svg:height="12.572cm" svg:x="1.301cm" svg:y="4.524cm" presentation:class="outline" presentation:user-transformed="true">
          <draw:text-box>
            <text:list text:style-name="L2">
              <text:list-item>
                <text:p text:style-name="P6"><text:span text:style-name="T6">grep -v '^$' ~/.bashrc</text:span></text:p>
              </text:list-item>
              <text:list-item>
                <text:p text:style-name="P6"><text:span text:style-name="T6">grep -E '^[#]+.*' ~/.bashrc</text:span></text:p>
              </text:list-item>
              <text:list-item>
                <text:p text:style-name="P6"><text:span text:style-name="T6">grep --color=auto -e 'stretch' -e 'stable' /etc/apt/sources.list</text:span></text:p>
                <text:p text:style-name="P6"><text:span text:style-name="T6"/></text:p>
                <text:p text:style-name="P6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1">Comandos </text:span><text:span text:style-name="T1">Básicos</text:span><text:span text:style-name="T1"><text:tab/></text:span><text:span text:style-name="T1">I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header>
            </text:list>
          </draw:text-box>
        </draw:frame>
        <draw:frame presentation:style-name="pr5" draw:text-style-name="P2" draw:layer="layout" svg:width="22.86cm" svg:height="12.572cm" svg:x="1.301cm" svg:y="4.524cm" presentation:class="outline" presentation:user-transformed="true">
          <draw:text-box>
            <text:list text:style-name="L2">
              <text:list-item>
                <text:p text:style-name="P6"><text:span text:style-name="T6">ip a | grep --color=auto -oE '[0-9]{1,3}\.[0-9]{1,3}\.[0-9]{1,3}\.[0-9]{1,3}'</text:span></text:p>
              </text:list-item>
              <text:list-item>
                <text:p text:style-name="P6"><text:span text:style-name="T6">ip a | grep --color=auto -oE '([0-9]{1,3}\.){3}[0-9]{1,3}'</text:span></text:p>
                <text:p text:style-name="P6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1">Comandos </text:span><text:span text:style-name="T1">Básicos</text:span><text:span text:style-name="T1"><text:tab/></text:span><text:span text:style-name="T1">I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header>
            </text:list>
          </draw:text-box>
        </draw:frame>
        <draw:frame presentation:style-name="pr5" draw:text-style-name="P2" draw:layer="layout" svg:width="22.86cm" svg:height="12.572cm" svg:x="1.301cm" svg:y="4.524cm" presentation:class="outline" presentation:user-transformed="true">
          <draw:text-box>
            <text:list text:style-name="L2">
              <text:list-item>
                <text:p text:style-name="P6"><text:span text:style-name="T6">ip a | grep -oEf criteriosgrepEre.txt</text:span></text:p>
              </text:list-item>
              <text:list-item>
                <text:p text:style-name="P6"><text:span text:style-name="T6">criteriosgrepEre.txt</text:span></text:p>
                <text:list>
                  <text:list-header>
                    <text:p><text:span text:style-name="T6">([0-9]{1,3}\.){3}[0-9]{1,3}</text:span></text:p>
                    <text:p><text:span text:style-name="T6">([0-9a-f]{2}:){5}[0-9a-f]{2}</text:span></text:p>
                  </text:list-header>
                </text:list>
                <text:p text:style-name="P6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1">Comandos </text:span><text:span text:style-name="T1">Básicos</text:span><text:span text:style-name="T1"><text:tab/></text:span><text:span text:style-name="T1">I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header>
            </text:list>
          </draw:text-box>
        </draw:frame>
        <draw:frame presentation:style-name="pr5" draw:text-style-name="P2" draw:layer="layout" svg:width="22.86cm" svg:height="12.572cm" svg:x="1.301cm" svg:y="4.524cm" presentation:class="outline" presentation:user-transformed="true">
          <draw:text-box>
            <text:list text:style-name="L2">
              <text:list-item>
                <text:p text:style-name="P6"><text:span text:style-name="T6">ip a | grep -of criteriosgrepBre.txt</text:span></text:p>
              </text:list-item>
              <text:list-item>
                <text:p text:style-name="P6"><text:span text:style-name="T6">criteriosgrepBre.txt</text:span></text:p>
                <text:list>
                  <text:list-header>
                    <text:p><text:span text:style-name="T6">\([0-9]\{1,3\}\.\)\{3\}[0-9]\{1,3\}</text:span></text:p>
                    <text:p><text:span text:style-name="T6">\([0-9a-f]\{2\}:\)\{5\}[0-9a-f]\{2\}</text:span></text:p>
                    <text:p><text:span text:style-name="T6"/></text:p>
                  </text:list-header>
                </text:list>
                <text:p text:style-name="P6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1">Comandos </text:span><text:span text:style-name="T1">Básicos</text:span><text:span text:style-name="T1"><text:tab/></text:span><text:span text:style-name="T1">I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header>
            </text:list>
          </draw:text-box>
        </draw:frame>
        <draw:frame presentation:style-name="pr5" draw:text-style-name="P2" draw:layer="layout" svg:width="22.86cm" svg:height="12.572cm" svg:x="1.301cm" svg:y="4.524cm" presentation:class="outline" presentation:user-transformed="true">
          <draw:text-box>
            <text:list text:style-name="L2">
              <text:list-item>
                <text:p text:style-name="P6"><text:span text:style-name="T6">Email:</text:span></text:p>
              </text:list-item>
              <text:list-item>
                <text:p text:style-name="P6"><text:span text:style-name="T6">([a-z0-9_\.-]+)@([0-9a-z\.-]+)\.([a-z\.]{2,6})</text:span></text:p>
              </text:list-item>
              <text:list-item>
                <text:p text:style-name="P6"><text:span text:style-name="T6"/></text:p>
              </text:list-item>
              <text:list-item>
                <text:p text:style-name="P6"><text:span text:style-name="T6">URL:</text:span></text:p>
              </text:list-item>
              <text:list-item>
                <text:p text:style-name="P6"><text:span text:style-name="T6">(https?:\/\/)([0-9a-zA-Z\.-]+)\.([a-zA-Z\.]{2,3})([\/\a-zA-Z\.-]*)*\/?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1">Comandos </text:span><text:span text:style-name="T1">Básicos</text:span><text:span text:style-name="T1"><text:tab/></text:span><text:span text:style-name="T1">I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header>
            </text:list>
          </draw:text-box>
        </draw:frame>
        <draw:frame presentation:style-name="pr5" draw:text-style-name="P2" draw:layer="layout" svg:width="22.86cm" svg:height="12.572cm" svg:x="1.301cm" svg:y="4.524cm" presentation:class="outline" presentation:user-transformed="true">
          <draw:text-box>
            <text:list text:style-name="L2">
              <text:list-item>
                <text:p text:style-name="P6"><text:span text:style-name="T2">Búsqueda de líneas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Fichero texto.txt</text:span></text:p>
                    <text:list>
                      <text:list-item>
                        <text:p text:style-name="P11"><text:span text:style-name="T2"><text:s/></text:span><text:span text:style-name="T2">en un lugar de la mancha</text:span></text:p>
                      </text:list-item>
                      <text:list-item>
                        <text:p text:style-name="P11"><text:span text:style-name="T2"># esto es un comentario</text:span></text:p>
                      </text:list-item>
                      <text:list-item>
                        <text:p text:style-name="P11"><text:span text:style-name="T2"><text:s/></text:span><text:span text:style-name="T2">en un lugar del corazón</text:span></text:p>
                      </text:list-item>
                      <text:list-item>
                        <text:p text:style-name="P11"><text:span text:style-name="T2"><text:s/></text:span><text:span text:style-name="T2">en un …..</text:span></text:p>
                      </text:list-item>
                      <text:list-item>
                        <text:p text:style-name="P11"><text:span text:style-name="T2"><text:s/></text:span><text:span text:style-name="T2">en un lugar de la Mancha de cuyo nonmbre</text:span></text:p>
                      </text:list-item>
                      <text:list-item>
                        <text:p text:style-name="P11"><text:span text:style-name="T2"><text:s/></text:span><text:span text:style-name="T2">última línea</text:span></text:p>
                        <text:p text:style-name="P11"><text:span text:style-name="T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1">Comandos </text:span><text:span text:style-name="T1">Básicos</text:span><text:span text:style-name="T1"><text:tab/></text:span><text:span text:style-name="T1">I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header>
            </text:list>
          </draw:text-box>
        </draw:frame>
        <draw:frame presentation:style-name="pr5" draw:text-style-name="P2" draw:layer="layout" svg:width="22.86cm" svg:height="12.572cm" svg:x="1.301cm" svg:y="4.524cm" presentation:class="outline" presentation:user-transformed="true">
          <draw:text-box>
            <text:list text:style-name="L2">
              <text:list-item>
                <text:p text:style-name="P12"><text:span text:style-name="T11">Búsqueda de líneas:</text:span></text:p>
                <text:list>
                  <text:list-item>
                    <text:p><text:span text:style-name="T12">egrep ‘^en un.*mancha$’ texto.txt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3"><text:span text:style-name="T12"><text:tab/></text:span><text:span text:style-name="T12">localiza lineas que comienzan por en un y termina por mancha.</text:span></text:p>
                  </text:list-header>
                  <text:list-item>
                    <text:p text:style-name="P13"><text:span text:style-name="T12"><text:s/></text:span><text:span text:style-name="T12">egrep ‘^en un.*[Mm]ancha$’ texto.txt</text:span></text:p>
                    <text:p text:style-name="P14"><text:span text:style-name="T12"><text:s/></text:span><text:span text:style-name="T12">egrep ‘^[^#]*’ texto.txt</text:span></text:p>
                    <text:p text:style-name="P14"><text:span text:style-name="T12">Cualquier línea que no empieza por #</text:span></text:p>
                    <text:p text:style-name="P14"><text:span text:style-name="T12"><text:s/></text:span><text:span text:style-name="T12">egrep ‘^#’ texto</text:span></text:p>
                    <text:p text:style-name="P14"><text:span text:style-name="T12">Cualquier línea que empieza por #</text:span></text:p>
                    <text:p text:style-name="P14"><text:span text:style-name="T12">\b[0-9]{1,3}\.[0-9]{1,3}\.[0-9]{1,3}\.[0-9]{1,3}\b </text:span></text:p>
                    <text:p text:style-name="P14"><text:span text:style-name="T12">Búsqueda de IP´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1">Comandos </text:span><text:span text:style-name="T1">Básicos</text:span><text:span text:style-name="T1"><text:tab/></text:span><text:span text:style-name="T1">I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header>
            </text:list>
          </draw:text-box>
        </draw:frame>
        <draw:frame presentation:style-name="pr5" draw:text-style-name="P2" draw:layer="layout" svg:width="22.86cm" svg:height="12.572cm" svg:x="1.301cm" svg:y="4.524cm" presentation:class="outline" presentation:user-transformed="true">
          <draw:text-box>
            <text:list text:style-name="L2">
              <text:list-item>
                <text:p text:style-name="P15"><text:span text:style-name="T2">Editor de flujo sed: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2">Permite filtrar y transformar texto.</text:span></text:p>
                  </text:list-item>
                  <text:list-item>
                    <text:p text:style-name="P12"><text:span text:style-name="T2">Es como un editor de textos vía comandos, pero en un paso y sin edición interactiva.</text:span></text:p>
                  </text:list-item>
                  <text:list-item>
                    <text:p text:style-name="P12"><text:span text:style-name="T2">Se utiliza muy a menudo <text:s/>para sustituir valores por otros o suprimir líneas particular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13">https://es.ccm.net/faq/3063-introduccion-a-sed-parte-i</text:span></text:p>
                  </text:list-item>
                  <text:list-item>
                    <text:p><text:span text:style-name="T13">https://es.ccm.net/faq/3060-sed-introduccion-a-sed-parte-i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1">Comandos </text:span><text:span text:style-name="T1">Básicos</text:span><text:span text:style-name="T1"><text:tab/></text:span><text:span text:style-name="T1">I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header>
            </text:list>
          </draw:text-box>
        </draw:frame>
        <draw:frame presentation:style-name="pr5" draw:text-style-name="P2" draw:layer="layout" svg:width="22.86cm" svg:height="12.572cm" svg:x="1.301cm" svg:y="4.524cm" presentation:class="outline" presentation:user-transformed="true">
          <draw:text-box>
            <text:list text:style-name="L2">
              <text:list-item>
                <text:p text:style-name="P7"><text:span text:style-name="T14">Editor de flujo sed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5">Permite filtrar y transformar texto.</text:span></text:p>
                  </text:list-item>
                  <text:list-item>
                    <text:p text:style-name="P11"><text:span text:style-name="T15">Es como un editor de textos vía comandos, pero en un paso y sin edición interactiva.</text:span></text:p>
                  </text:list-item>
                  <text:list-item>
                    <text:p text:style-name="P11"><text:span text:style-name="T15">Se utiliza muy a menudo <text:s/>para sustituir valores por otros o suprimir líneas particulares.</text:span></text:p>
                  </text:list-item>
                  <text:list-item>
                    <text:p text:style-name="P11"><text:span text:style-name="T15">Sintaxis de sustitución: </text:span></text:p>
                    <text:list>
                      <text:list-item>
                        <text:p text:style-name="P16"><text:span text:style-name="T16">s/&lt;antiguo&gt;/nuevo/[g]</text:span></text:p>
                      </text:list-item>
                      <text:list-item>
                        <text:p text:style-name="P16"><text:span text:style-name="T16">[g] opcional permite realizar la sustitución sobre toda la línea en caso de que haya varias coincidencias. 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header>
                        <text:p text:style-name="P17"><text:span text:style-name="T16"/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6"><text:span text:style-name="T1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1">Comandos </text:span><text:span text:style-name="T1">Básicos</text:span><text:span text:style-name="T1"><text:tab/></text:span><text:span text:style-name="T1">I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header>
            </text:list>
          </draw:text-box>
        </draw:frame>
        <draw:frame presentation:style-name="pr5" draw:text-style-name="P2" draw:layer="layout" svg:width="22.86cm" svg:height="12.572cm" svg:x="1.301cm" svg:y="4.524cm" presentation:class="outline" presentation:user-transformed="true">
          <draw:text-box>
            <text:list text:style-name="L2">
              <text:list-item>
                <text:p text:style-name="P7"><text:span text:style-name="T14">Editor de flujo sed sintaxis:</text:span></text:p>
                <text:list>
                  <text:list-item>
                    <text:p><text:span text:style-name="T14">sed [-n] acción [fich1 … ]</text:span></text:p>
                  </text:list-item>
                  <text:list-item>
                    <text:p><text:span text:style-name="T14">sed [-n] -e acción1 [-e acción2 …] [fich1 …]</text:span></text:p>
                  </text:list-item>
                  <text:list-item>
                    <text:p><text:span text:style-name="T14">sed -f script-sed [fich1 …. fichn]</text:span></text:p>
                  </text:list-item>
                  <text:list-item>
                    <text:p><text:span text:style-name="T14">Las acciones se ejecutan en cada línea del fichero. El resultado se mostrará por la salida estándar. Múltiples acciones se especificarán con -</text:span><text:span text:style-name="T17">e</text:span><text:span text:style-name="T14">.</text:span></text:p>
                  </text:list-item>
                  <text:list-item>
                    <text:p><text:span text:style-name="T14">sed no modificará el fichero origen a no ser que se emplee </text:span><text:span text:style-name="T17">-i</text:span><text:span text:style-name="T14">.</text:span></text:p>
                  </text:list-item>
                  <text:list-item>
                    <text:p><text:span text:style-name="T14">sed muestra líneas coincidentes, y además todo el fichero</text:span></text:p>
                  </text:list-item>
                  <text:list-item>
                    <text:p><text:span text:style-name="T14">-</text:span><text:span text:style-name="T17">n</text:span><text:span text:style-name="T14"> únicamente mostrará líneas seleccionadas por dirección</text:span></text:p>
                  </text:list-item>
                  <text:list-item>
                    <text:p><text:span text:style-name="T14">-</text:span><text:span text:style-name="T17">E</text:span><text:span text:style-name="T14"> permite expresiones regulares extendidas ERE.</text:span></text:p>
                    <text:p><text:span text:style-name="T14"/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6"><text:span text:style-name="T1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1">Comandos </text:span><text:span text:style-name="T1">Básicos</text:span><text:span text:style-name="T1"><text:tab/></text:span><text:span text:style-name="T1">I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header>
            </text:list>
          </draw:text-box>
        </draw:frame>
        <draw:frame presentation:style-name="pr5" draw:text-style-name="P2" draw:layer="layout" svg:width="22.86cm" svg:height="12.572cm" svg:x="1.301cm" svg:y="4.524cm" presentation:class="outline" presentation:user-transformed="true">
          <draw:text-box>
            <text:list text:style-name="L2">
              <text:list-item>
                <text:p text:style-name="P7"><text:span text:style-name="T14">Sintaxis de una acción</text:span></text:p>
                <text:list>
                  <text:list-item>
                    <text:p><text:span text:style-name="T18">[dirección],[dirección]]</text:span><text:span text:style-name="T14"> </text:span><text:span text:style-name="T19">comando</text:span><text:span text:style-name="T14"> </text:span><text:span text:style-name="T20">[argumentos]</text:span></text:p>
                  </text:list-item>
                </text:list>
              </text:list-item>
              <text:list-item>
                <text:p><text:span text:style-name="T14">Dirección: permite especificar sobre que líneas se ejecutarán el comando.</text:span></text:p>
              </text:list-item>
              <text:list-item>
                <text:p><text:span text:style-name="T14">Comando: el comando que se ejecutará</text:span></text:p>
              </text:list-item>
              <text:list-item>
                <text:p><text:span text:style-name="T14">Argumentos: Argumentos del comando</text:span></text:p>
              </text:list-item>
              <text:list-item>
                <text:p><text:span text:style-name="T14"/></text:p>
              </text:list-item>
              <text:list-item>
                <text:p><text:span text:style-name="T14">Ver fichero sedTabla en la plataforma</text:span></text:p>
                <text:p><text:span text:style-name="T14"/></text:p>
                <text:p><text:span text:style-name="T14"/></text:p>
              </text:list-item>
            </text:list>
            <text:list text:style-name="L7">
              <text:list-item>
                <text:list>
                  <text:list-item>
                    <text:list>
                      <text:list-header>
                        <text:p text:style-name="P17"><text:span text:style-name="T16"/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6"><text:span text:style-name="T1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1">Sintaxis de </text:span><text:span text:style-name="T1">un dirección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header>
            </text:list>
          </draw:text-box>
        </draw:frame>
        <draw:frame presentation:style-name="pr5" draw:text-style-name="P2" draw:layer="layout" svg:width="22.86cm" svg:height="12.572cm" svg:x="1.301cm" svg:y="4.524cm" presentation:class="outline" presentation:user-transformed="true">
          <draw:text-box>
            <text:list text:style-name="L2">
              <text:list-header>
                <text:p><text:span text:style-name="T14"/></text:p>
                <text:p><text:span text:style-name="T14"/></text:p>
              </text:list-header>
            </text:list>
            <text:list text:style-name="L7">
              <text:list-item>
                <text:list>
                  <text:list-item>
                    <text:list>
                      <text:list-header>
                        <text:p text:style-name="P17"><text:span text:style-name="T16"/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6"><text:span text:style-name="T16"/></text:p>
                  </text:list-header>
                </text:list>
              </text:list-item>
            </text:list>
          </draw:text-box>
        </draw:frame>
        <draw:frame draw:style-name="standard" draw:layer="layout" svg:width="16.999cm" svg:height="16.304cm" svg:x="4.682cm" svg:y="3.08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7" table:default-cell-style-name="gray3">
              <table:table-cell>
                <text:p><text:span text:style-name="T21">Dirección</text:span></text:p>
              </table:table-cell>
              <table:table-cell>
                <text:p><text:span text:style-name="T21">Tipo Dirección</text:span></text:p>
              </table:table-cell>
              <table:table-cell>
                <text:p><text:span text:style-name="T21">Líneas que se tratarán</text:span></text:p>
              </table:table-cell>
            </table:table-row>
            <table:table-row table:style-name="ro8" table:default-cell-style-name="gray2">
              <table:table-cell>
                <text:p>Ninguna dirección</text:p>
              </table:table-cell>
              <table:table-cell>
                <text:p>Dirección simple</text:p>
              </table:table-cell>
              <table:table-cell>
                <text:p>Todas las líneas</text:p>
              </table:table-cell>
            </table:table-row>
            <table:table-row table:style-name="ro8" table:default-cell-style-name="gray1">
              <table:table-cell>
                <text:p>n</text:p>
              </table:table-cell>
              <table:table-cell>
                <text:p>Dirección simple</text:p>
              </table:table-cell>
              <table:table-cell>
                <text:p>Línea n</text:p>
              </table:table-cell>
            </table:table-row>
            <table:table-row table:style-name="ro8" table:default-cell-style-name="gray2">
              <table:table-cell>
                <text:p>$</text:p>
              </table:table-cell>
              <table:table-cell>
                <text:p>Dirección simple</text:p>
              </table:table-cell>
              <table:table-cell>
                <text:p>Última línea</text:p>
              </table:table-cell>
            </table:table-row>
            <table:table-row table:style-name="ro8" table:default-cell-style-name="gray1">
              <table:table-cell>
                <text:p>/BRE/</text:p>
              </table:table-cell>
              <table:table-cell>
                <text:p>Dirección simple</text:p>
              </table:table-cell>
              <table:table-cell>
                <text:p>Líneas coincidentes con la expresión regular</text:p>
              </table:table-cell>
            </table:table-row>
            <table:table-row table:style-name="ro8" table:default-cell-style-name="gray2">
              <table:table-cell>
                <text:p>n1,n2</text:p>
              </table:table-cell>
              <table:table-cell>
                <text:p>Dirección múltiple</text:p>
              </table:table-cell>
              <table:table-cell>
                <text:p>Líneas de la n1 hasta la n2, ambas inclusive</text:p>
              </table:table-cell>
            </table:table-row>
            <table:table-row table:style-name="ro8" table:default-cell-style-name="gray1">
              <table:table-cell>
                <text:p>/BRE1/,/BRE2/</text:p>
              </table:table-cell>
              <table:table-cell>
                <text:p>Dirección múltiple</text:p>
              </table:table-cell>
              <table:table-cell>
                <text:p>La primera línea tratada será la coincidente con /BRE1/. El tratamiento continua con el resto de líneas hasta la línea coincidente con /BRE2/, que será la última.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2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1">Comandos </text:span><text:span text:style-name="T1">Básicos</text:span><text:span text:style-name="T1"><text:tab/></text:span><text:span text:style-name="T1">I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header>
            </text:list>
          </draw:text-box>
        </draw:frame>
        <draw:frame presentation:style-name="pr5" draw:text-style-name="P2" draw:layer="layout" svg:width="22.86cm" svg:height="12.572cm" svg:x="1.301cm" svg:y="4.524cm" presentation:class="outline" presentation:user-transformed="true">
          <draw:text-box>
            <text:list text:style-name="L2">
              <text:list-item>
                <text:p text:style-name="P6"><text:span text:style-name="T2">Editor de flujo sed: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header>
                        <text:p text:style-name="P18"><text:span text:style-name="T2">$ echo ‘Me llamo __NOMBRE__’ | sed ‘s/__NOMBRE__/Juan/g’</text:span></text:p>
                        <text:p text:style-name="P18"><text:span text:style-name="T2">$ route | sed “s/[ ]\{1,\}/;/g” &gt; routetxt.txt</text:span></text:p>
                        <text:p text:style-name="P18"><text:span text:style-name="T2">Sustituye los espacios en blanco por carácter ;</text:span></text:p>
                        <text:p text:style-name="P18"><text:span text:style-name="T2">$ cat routetxt.txt | sed ‘1d’ &gt; fichero.txt</text:span></text:p>
                        <text:p text:style-name="P18"><text:span text:style-name="T2">Elimina la primera línea de routetxt.txt</text:span></text:p>
                        <text:p text:style-name="P18"><text:span text:style-name="T2">$ cat routetxt.txt | sed ‘1,10d’ &gt; fichero.txt</text:span></text:p>
                        <text:p text:style-name="P18"><text:span text:style-name="T2">Elimina las diez primeras líneas de routetxt.txt</text:span></text:p>
                        <text:p text:style-name="P18"><text:span text:style-name="T2">$ cat texto.txt | sed ‘/^$/d’ &gt; textosinblancos.txt</text:span></text:p>
                        <text:p text:style-name="P18"><text:span text:style-name="T2"/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7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7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1">Comandos </text:span><text:span text:style-name="T1">Básicos</text:span><text:span text:style-name="T1"><text:tab/></text:span><text:span text:style-name="T1">I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header>
            </text:list>
          </draw:text-box>
        </draw:frame>
        <draw:frame presentation:style-name="pr5" draw:text-style-name="P2" draw:layer="layout" svg:width="22.86cm" svg:height="12.572cm" svg:x="1.301cm" svg:y="4.524cm" presentation:class="outline" presentation:user-transformed="true">
          <draw:text-box>
            <text:list text:style-name="L2">
              <text:list-item>
                <text:p text:style-name="P6"><text:span text:style-name="T2">Editor de flujo sed:</text:span></text:p>
              </text:list-item>
            </text:list>
            <text:p><text:span text:style-name="T2">sed -n '$p' sources.list</text:span></text:p>
            <text:p><text:span text:style-name="T2">sed -n '1,2p' sources.list</text:span></text:p>
            <text:p><text:span text:style-name="T2">sed -n '/^deb.*/p' sources.list</text:span></text:p>
            <text:p><text:span text:style-name="T2">sed -n '/^#/p' sources.list</text:span></text:p>
            <text:p><text:span text:style-name="T2">sed '17,17s/stable/stretch/g' sources.list &gt; sources.old</text:span></text:p>
            <text:p><text:span text:style-name="T2">sed '/-src/s/#//' sources.list &gt; sources.old</text:span></text:p>
            <text:p><text:span text:style-name="T2">sed '/deb-src/s/#deb-src//' sources.list &gt; sources.old </text:span></text:p>
            <text:p><text:span text:style-name="T2">sed '/#[ ]\{0,\}deb-src/s/#//' sources.list &gt; sources.old</text:span></text:p>
            <text:p><text:span text:style-name="T2"/></text:p>
            <text:p><text:span text:style-name="T2"/></text:p>
            <text:list text:style-name="L3">
              <text:list-item>
                <text:list>
                  <text:list-header>
                    <text:p text:style-name="P7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1">Comandos </text:span><text:span text:style-name="T1">Básicos</text:span><text:span text:style-name="T1"><text:tab/></text:span><text:span text:style-name="T1">I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header>
            </text:list>
          </draw:text-box>
        </draw:frame>
        <draw:frame presentation:style-name="pr5" draw:text-style-name="P2" draw:layer="layout" svg:width="22.86cm" svg:height="12.572cm" svg:x="1.301cm" svg:y="4.524cm" presentation:class="outline" presentation:user-transformed="true">
          <draw:text-box>
            <text:list text:style-name="L2">
              <text:list-header>
                <text:p text:style-name="P6"><text:span text:style-name="T2">sed con ERE</text:span></text:p>
              </text:list-header>
            </text:list>
            <text:p><text:span text:style-name="T2">sed -E '/#[ ]?deb-src/s/#//' sources.list &gt; sources.old</text:span></text:p>
            <text:p><text:span text:style-name="T2">sed -Ei".OLD" '/^[ ]?deb-src/s/deb-src/#deb-src/' sources.list</text:span></text:p>
            <text:p><text:span text:style-name="T2">Copia a un fichero las coincidencias de la expresión regular</text:span></text:p>
            <text:p><text:span text:style-name="T2">sed -n '/^deb/w direcciones.txt' sources.list</text:span></text:p>
            <text:p><text:span text:style-name="T2">Copia el contenido de un fichero a las líneas coincidentes por la dirección</text:span><text:span text:style-name="T2"><text:tab/></text:span></text:p>
            <text:p><text:span text:style-name="T2">seq 1 10 | sed '2r /etc/hostname'</text:span></text:p>
            <text:p><text:span text:style-name="T2">seq 1 10 | sed '/2/a **********'</text:span></text:p>
            <text:p><text:span text:style-name="T2">seq 1 10 | sed '/2/i **********'</text:span></text:p>
            <text:p><text:span text:style-name="T2">Cambia en las líneas pares por astericos</text:span></text:p>
            <text:p><text:span text:style-name="T2">seq 1 10 | sed '/^[248]/c **********'</text:span></text:p>
            <text:list text:style-name="L7">
              <text:list-item>
                <text:list>
                  <text:list-item>
                    <text:list>
                      <text:list-header>
                        <text:p text:style-name="P18"><text:span text:style-name="T2"/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7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9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1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1">Comandos </text:span><text:span text:style-name="T1">Básicos</text:span><text:span text:style-name="T1"><text:tab/></text:span><text:span text:style-name="T1">I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header>
            </text:list>
          </draw:text-box>
        </draw:frame>
        <draw:frame presentation:style-name="pr5" draw:text-style-name="P2" draw:layer="layout" svg:width="22.86cm" svg:height="12.572cm" svg:x="1.301cm" svg:y="4.524cm" presentation:class="outline" presentation:user-transformed="true">
          <draw:text-box>
            <text:list text:style-name="L2">
              <text:list-item>
                <text:p text:style-name="P6"><text:span text:style-name="T2">Columnas y Campos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$ cut –cColumnas [fichero..]</text:span></text:p>
                    <text:list>
                      <text:list-item>
                        <text:p text:style-name="P11"><text:span text:style-name="T2">Una columna es una posición de un carácter en una línea.</text:span></text:p>
                      </text:list-item>
                      <text:list-item>
                        <text:p text:style-name="P11"><text:span text:style-name="T2">El primer carácter está en la columna 1, último en la columna 80.</text:span></text:p>
                      </text:list-item>
                      <text:list-item>
                        <text:p text:style-name="P11"><text:span text:style-name="T2">$ cut –c1 lista</text:span></text:p>
                      </text:list-item>
                      <text:list-item>
                        <text:p text:style-name="P11"><text:span text:style-name="T2">$ cut –c1-5,10-15 lista.txt</text:span></text:p>
                      </text:list-item>
                    </text:list>
                    <text:p text:style-name="P7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0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1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1">Comandos </text:span><text:span text:style-name="T1">Básicos</text:span><text:span text:style-name="T1"><text:tab/></text:span><text:span text:style-name="T1">I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header>
            </text:list>
          </draw:text-box>
        </draw:frame>
        <draw:frame presentation:style-name="pr5" draw:text-style-name="P2" draw:layer="layout" svg:width="22.86cm" svg:height="12.572cm" svg:x="1.301cm" svg:y="4.524cm" presentation:class="outline" presentation:user-transformed="true">
          <draw:text-box>
            <text:list text:style-name="L2">
              <text:list-item>
                <text:p text:style-name="P6"><text:span text:style-name="T2">Columnas y Campos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$ cut –dCaracter Separador –fCampos [fichero..]</text:span></text:p>
                  </text:list-item>
                  <text:list-item>
                    <text:p text:style-name="P7"><text:span text:style-name="T2">$ cut –d\; -f1,3,5-9 fichero.txt</text:span><text:span text:style-name="T2"><text:tab/></text:span></text:p>
                  </text:list-item>
                  <text:list-item>
                    <text:p text:style-name="P7"><text:span text:style-name="T2">$ cut –d\; -f-3 fichero.txt</text:span><text:span text:style-name="T2"><text:tab/></text:span><text:span text:style-name="T2"><text:tab/></text:span><text:span text:style-name="T2"><text:tab/></text:span><text:span text:style-name="T2">Hasta campo 3</text:span></text:p>
                  </text:list-item>
                  <text:list-item>
                    <text:p text:style-name="P7"><text:span text:style-name="T2">$ cut –d\; -f3- fichero.txt</text:span><text:span text:style-name="T2"><text:tab/></text:span><text:span text:style-name="T2">Desde campo3</text:span></text:p>
                    <text:p text:style-name="P7"><text:span text:style-name="T2">Comando </text:span><text:span text:style-name="T22">od</text:span><text:span text:style-name="T2"> permite visualizar el valor de cada byte en un fichero de texto, espacios, tabulaciones, saltos de línea etc</text:span></text:p>
                    <text:list>
                      <text:list-item>
                        <text:p><text:span text:style-name="T3">od</text:span><text:span text:style-name="T2"> -c fichero </text:span></text:p>
                      </text:list-item>
                      <text:list-item>
                        <text:p><text:span text:style-name="T2">La primera columna indica en octal la posición del primer carácter.</text:span></text:p>
                      </text:list-item>
                      <text:list-item>
                        <text:p><text:span text:style-name="T2">cat -t fichero muestra tabulaciones como ^I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1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1">Comandos </text:span><text:span text:style-name="T1">Básicos</text:span><text:span text:style-name="T1"><text:tab/></text:span><text:span text:style-name="T1">I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header>
            </text:list>
          </draw:text-box>
        </draw:frame>
        <draw:frame presentation:style-name="pr5" draw:text-style-name="P2" draw:layer="layout" svg:width="22.86cm" svg:height="12.572cm" svg:x="1.301cm" svg:y="4.524cm" presentation:class="outline" presentation:user-transformed="true">
          <draw:text-box>
            <text:list text:style-name="L2">
              <text:list-item>
                <text:p text:style-name="P15"><text:span text:style-name="T2">Recuento de líneas: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2">$ wc [-l] [-c] [-w] [-m] fichero</text:span></text:p>
                  </text:list-item>
                  <text:list-item>
                    <text:p text:style-name="P12"><text:span text:style-name="T2">-l cuenta el número de líneas.</text:span></text:p>
                  </text:list-item>
                  <text:list-item>
                    <text:p text:style-name="P12"><text:span text:style-name="T2">-c cuenta el número de bytes.</text:span></text:p>
                  </text:list-item>
                  <text:list-item>
                    <text:p text:style-name="P12"><text:span text:style-name="T2">-w cuenta el número de palabras</text:span></text:p>
                  </text:list-item>
                  <text:list-item>
                    <text:p text:style-name="P12"><text:span text:style-name="T2">-m cuenta el número de caracteres</text:span></text:p>
                  </text:list-item>
                  <text:list-item>
                    <text:p text:style-name="P12"><text:span text:style-name="T2">$ wc texto1.txt</text:span></text:p>
                    <text:list>
                      <text:list-item>
                        <text:p text:style-name="P19"><text:span text:style-name="T2">2</text:span><text:span text:style-name="T2"><text:tab/></text:span><text:span text:style-name="T2"><text:tab/></text:span><text:span text:style-name="T2">25</text:span><text:span text:style-name="T2"><text:tab/></text:span><text:span text:style-name="T2"><text:tab/></text:span><text:span text:style-name="T2">125</text:span></text:p>
                      </text:list-item>
                      <text:list-item>
                        <text:p text:style-name="P19"><text:span text:style-name="T2">2 líneas</text:span><text:span text:style-name="T2"><text:tab/></text:span><text:span text:style-name="T2">25 palabras</text:span><text:span text:style-name="T2"><text:tab/></text:span><text:span text:style-name="T2">125 caracter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1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1">Comandos </text:span><text:span text:style-name="T1">Básicos</text:span><text:span text:style-name="T1"><text:tab/></text:span><text:span text:style-name="T1">I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header>
            </text:list>
          </draw:text-box>
        </draw:frame>
        <draw:frame presentation:style-name="pr5" draw:text-style-name="P2" draw:layer="layout" svg:width="22.86cm" svg:height="12.572cm" svg:x="1.301cm" svg:y="4.524cm" presentation:class="outline" presentation:user-transformed="true">
          <draw:text-box>
            <text:list text:style-name="L2">
              <text:list-item>
                <text:p text:style-name="P12"><text:span text:style-name="T11">Ordenación de líneas: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12">$ sort [opciones] [-k pos1,[pos2]] [fichero]</text:span></text:p>
                  </text:list-item>
                  <text:list-item>
                    <text:p text:style-name="P20"><text:span text:style-name="T12"><text:s/></text:span><text:span text:style-name="T12">sort permite ordenar líneas.</text:span></text:p>
                  </text:list-item>
                  <text:list-item>
                    <text:p text:style-name="P20"><text:span text:style-name="T12">Por defecto se realiza en toda la tabla en orden creciente.</text:span></text:p>
                  </text:list-item>
                  <text:list-item>
                    <text:p text:style-name="P20"><text:span text:style-name="T12">Es posible especificar varios campos.</text:span></text:p>
                  </text:list-item>
                  <text:list-item>
                    <text:p text:style-name="P20"><text:span text:style-name="T12">El separador por defecto el la tabulación o un espacio en blanco</text:span></text:p>
                  </text:list-item>
                  <text:list-item>
                    <text:p text:style-name="P20"><text:span text:style-name="T12">Ejemplo: crea un fichero con 3 campos, nombre de producto, precio y cantidad.</text:span></text:p>
                  </text:list-item>
                  <text:list-item>
                    <text:p text:style-name="P20"><text:span text:style-name="T12">$ sort –n –r –k 3 productos.txt</text:span></text:p>
                    <text:p text:style-name="P20"><text:span text:style-name="T1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1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1">Comandos </text:span><text:span text:style-name="T1">Básicos</text:span><text:span text:style-name="T1"><text:tab/></text:span><text:span text:style-name="T1">I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header>
            </text:list>
          </draw:text-box>
        </draw:frame>
        <draw:frame presentation:style-name="pr5" draw:text-style-name="P2" draw:layer="layout" svg:width="22.86cm" svg:height="12.572cm" svg:x="1.301cm" svg:y="4.524cm" presentation:class="outline" presentation:user-transformed="true">
          <draw:text-box>
            <text:list text:style-name="L2">
              <text:list-item>
                <text:p text:style-name="P12"><text:span text:style-name="T14">Ordenación de líneas: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15"><text:s/></text:span><text:span text:style-name="T15">Parámetros más usados:</text:span></text:p>
                    <text:list>
                      <text:list-item>
                        <text:p text:style-name="P21"><text:span text:style-name="T16">-k</text:span><text:span text:style-name="T16"><text:tab/></text:span><text:span text:style-name="T16">número de campo</text:span></text:p>
                        <text:list>
                          <text:list-item>
                            <text:p text:style-name="P22"><text:span text:style-name="T23"><text:s/></text:span><text:span text:style-name="T23">-k1,3 </text:span><text:span text:style-name="T23"><text:tab/></text:span><text:span text:style-name="T23">-</text:span><text:span text:style-name="T24">b</text:span><text:span text:style-name="T23">k1.3 ordenar por el tercer carácter del campo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3"><text:span text:style-name="T23"><text:tab/></text:span><text:span text:style-name="T23"><text:tab/></text:span><text:span text:style-name="T23">-bk1,2.3 <text:s text:c="11"/>por 1º camp después por 3er </text:span><text:span text:style-name="T23"><text:tab/></text:span><text:span text:style-name="T23"><text:tab/></text:span><text:span text:style-name="T23">carácter de 2º campo</text:span><text:span text:style-name="T23"><text:tab/></text:span><text:span text:style-name="T23"><text:tab/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1"><text:span text:style-name="T16">-d</text:span><text:span text:style-name="T16"><text:tab/></text:span><text:span text:style-name="T16">Ordenación de diccionario, criterio de ordenación son las letras números y espacios.</text:span></text:p>
                      </text:list-item>
                      <text:list-item>
                        <text:p text:style-name="P21"><text:span text:style-name="T16">-n</text:span><text:span text:style-name="T16"><text:tab/></text:span><text:span text:style-name="T16">Ordenación numérica.</text:span></text:p>
                      </text:list-item>
                      <text:list-item>
                        <text:p text:style-name="P21"><text:span text:style-name="T16">-b</text:span><text:span text:style-name="T16"><text:tab/></text:span><text:span text:style-name="T16">Ignora espacios al principio del campo</text:span></text:p>
                      </text:list-item>
                      <text:list-item>
                        <text:p text:style-name="P21"><text:span text:style-name="T16">-f</text:span><text:span text:style-name="T16"><text:tab/></text:span><text:span text:style-name="T16">No diferencia entre mayúsculas y minúsculas.</text:span></text:p>
                      </text:list-item>
                      <text:list-item>
                        <text:p text:style-name="P21"><text:span text:style-name="T16">-r</text:span><text:span text:style-name="T16"><text:tab/></text:span><text:span text:style-name="T16">reverse, ordenación en orden decreciente</text:span></text:p>
                      </text:list-item>
                      <text:list-item>
                        <text:p text:style-name="P21"><text:span text:style-name="T16">-tc </text:span><text:span text:style-name="T16"><text:tab/></text:span><text:span text:style-name="T16">nuevo delimitador de campo c</text:span></text:p>
                        <text:p text:style-name="P24"><text:span text:style-name="T16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1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1">Comandos </text:span><text:span text:style-name="T1">Básicos</text:span><text:span text:style-name="T1"><text:tab/></text:span><text:span text:style-name="T1">I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header>
            </text:list>
          </draw:text-box>
        </draw:frame>
        <draw:frame presentation:style-name="pr5" draw:text-style-name="P2" draw:layer="layout" svg:width="22.86cm" svg:height="12.572cm" svg:x="1.301cm" svg:y="4.524cm" presentation:class="outline" presentation:user-transformed="true">
          <draw:text-box>
            <text:list text:style-name="L2">
              <text:list-item>
                <text:p text:style-name="P6"><text:span text:style-name="T2">Supresión de líneas repetidas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<text:s/></text:span><text:span text:style-name="T2">uniq permite eliminar líneas repetidas en flujos de entrada o ficheros ordenados.</text:span></text:p>
                  </text:list-item>
                  <text:list-item>
                    <text:p text:style-name="P7"><text:span text:style-name="T2">$ cut –d: -f4 /etc/passwd | sort –n | uniq</text:span></text:p>
                    <text:list>
                      <text:list-header>
                        <text:p text:style-name="P11"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5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1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1">Comandos </text:span><text:span text:style-name="T1">Básicos</text:span><text:span text:style-name="T1"><text:tab/></text:span><text:span text:style-name="T1">I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header>
            </text:list>
          </draw:text-box>
        </draw:frame>
        <draw:frame presentation:style-name="pr5" draw:text-style-name="P2" draw:layer="layout" svg:width="22.86cm" svg:height="12.572cm" svg:x="1.301cm" svg:y="4.524cm" presentation:class="outline" presentation:user-transformed="true">
          <draw:text-box>
            <text:list text:style-name="L2">
              <text:list-item>
                <text:p text:style-name="P6"><text:span text:style-name="T2">Sustitución de caracteres tr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<text:s/></text:span><text:span text:style-name="T2">tr permite sustituir unos caracteres por otros</text:span></text:p>
                  </text:list-item>
                  <text:list-item>
                    <text:p text:style-name="P7"><text:span text:style-name="T2">Únicamente acepta datos que provengan del </text:span><text:span text:style-name="T2">canal estándar y no de ficheros.</text:span></text:p>
                  </text:list-item>
                  <text:list-item>
                    <text:p text:style-name="P7"><text:span text:style-name="T2">$ tr [opciones] original destino</text:span></text:p>
                  </text:list-item>
                  <text:list-item>
                    <text:p text:style-name="P7"><text:span text:style-name="T2">$ cat fichero.txt | tr “oi” “io”</text:span></text:p>
                  </text:list-item>
                  <text:list-item>
                    <text:p text:style-name="P7"><text:span text:style-name="T2">$ cat fichero.txt | tr “[a-z]” “[A-Z]”</text:span></text:p>
                  </text:list-item>
                  <text:list-item>
                    <text:p text:style-name="P7"><text:span text:style-name="T2">$ cat fichero.txt | tr “[aeiou]” “*”</text:span></text:p>
                  </text:list-item>
                  <text:list-item>
                    <text:p text:style-name="P7"><text:span text:style-name="T2">$ cat fichero.txt | tr "[:space:]" "\t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1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1">Comandos </text:span><text:span text:style-name="T1">Básicos</text:span><text:span text:style-name="T1"><text:tab/></text:span><text:span text:style-name="T1">I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header>
            </text:list>
          </draw:text-box>
        </draw:frame>
        <draw:frame presentation:style-name="pr5" draw:text-style-name="P2" draw:layer="layout" svg:width="22.86cm" svg:height="12.572cm" svg:x="1.301cm" svg:y="4.524cm" presentation:class="outline" presentation:user-transformed="true">
          <draw:text-box>
            <text:list text:style-name="L2">
              <text:list-item>
                <text:p text:style-name="P12"><text:span text:style-name="T11">Sustitución de caracteres tr:</text:span></text:p>
              </text:list-item>
            </text:list>
            <text:list text:style-name="L1">
              <text:list-header>
                <text:p text:style-name="P25"><text:span text:style-name="T11"><text:tab/></text:span><text:span text:style-name="T11">Eliminar repeticiones:</text:span></text:p>
              </text:list-header>
            </text:list>
            <text:list text:style-name="L3">
              <text:list-item>
                <text:list>
                  <text:list-item>
                    <text:p text:style-name="P20"><text:span text:style-name="T12"><text:s/></text:span><text:span text:style-name="T12">$ tr –s –d</text:span></text:p>
                  </text:list-item>
                  <text:list-item>
                    <text:p text:style-name="P20"><text:span text:style-name="T12">–</text:span><text:span text:style-name="T12">s sustituye conjunto de caracteres repetidos especificados por otro</text:span></text:p>
                  </text:list-item>
                  <text:list-item>
                    <text:p text:style-name="P20"><text:span text:style-name="T12">$ tr ':' ' ' &lt; /etc/passwd &gt; ficheropasswd </text:span></text:p>
                  </text:list-item>
                  <text:list-item>
                    <text:p text:style-name="P20"><text:span text:style-name="T12">$ tr '[a-z]' '[A-Z]' &lt; ficheropasswd</text:span></text:p>
                  </text:list-item>
                  <text:list-item>
                    <text:p text:style-name="P20"><text:span text:style-name="T12">$ tr ' ' '\n' &lt; lineasusuarios </text:span></text:p>
                  </text:list-item>
                  <text:list-item>
                    <text:p text:style-name="P20"><text:span text:style-name="T12">$ tr -s ‘ ‘ &lt; prueba2.txt</text:span></text:p>
                    <text:list>
                      <text:list-item>
                        <text:p text:style-name="P24"><text:span text:style-name="T25">En un <text:s text:c="6"/>lugar <text:s text:c="11"/>de <text:s text:c="2"/>la <text:s text:c="9"/>Mancha</text:span></text:p>
                      </text:list-item>
                      <text:list-item>
                        <text:p text:style-name="P24"><text:span text:style-name="T25">En un lugar de la Mancha</text:span></text:p>
                      </text:list-item>
                    </text:list>
                    <text:p text:style-name="P20"><text:span text:style-name="T12"/></text:p>
                    <text:p text:style-name="P20"><text:span text:style-name="T12"/></text:p>
                    <text:list>
                      <text:list-header>
                        <text:p text:style-name="P20"><text:span text:style-name="T12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7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1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1">Comandos </text:span><text:span text:style-name="T1">Básicos</text:span><text:span text:style-name="T1"><text:tab/></text:span><text:span text:style-name="T1">I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header>
            </text:list>
          </draw:text-box>
        </draw:frame>
        <draw:frame presentation:style-name="pr5" draw:text-style-name="P2" draw:layer="layout" svg:width="22.86cm" svg:height="12.572cm" svg:x="1.301cm" svg:y="4.524cm" presentation:class="outline" presentation:user-transformed="true">
          <draw:text-box>
            <text:list text:style-name="L2">
              <text:list-item>
                <text:p text:style-name="P15"><text:span text:style-name="T2">Sustitución de caracteres tr: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2">-c : Hace que se traduzcan todos los caracteres que no se encuentren especificados en el primer parámetro. En el siguiente ejemplo se traduce por una ? todo lo que no sean letras o números.</text:span><text:span text:style-name="T2"><text:line-break/></text:span><text:span text:style-name="T2">$tr -c '[a-z][A-Z][0-9]' ? &lt; fichero</text:span></text:p>
                  </text:list-item>
                  <text:list-item>
                    <text:p text:style-name="P12"><text:span text:style-name="T2">-d : Borra los caracteres que especifiquemos.</text:span></text:p>
                  </text:list-item>
                  <text:list-item>
                    <text:p text:style-name="P12"><text:span text:style-name="T2">tr -d '[a-z][0-9]' <text:s/>&lt; fichero</text:span></text:p>
                  </text:list-item>
                  <text:list-item>
                    <text:p text:style-name="P12"><text:span text:style-name="T2">En un $ lugar de la &amp; Mancha de (</text:span></text:p>
                    <text:list>
                      <text:list-header>
                        <text:p text:style-name="P20"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1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1">Comandos </text:span><text:span text:style-name="T1">Básicos</text:span><text:span text:style-name="T1"><text:tab/></text:span><text:span text:style-name="T1">I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header>
            </text:list>
          </draw:text-box>
        </draw:frame>
        <draw:frame presentation:style-name="pr5" draw:text-style-name="P2" draw:layer="layout" svg:width="22.86cm" svg:height="12.572cm" svg:x="1.301cm" svg:y="4.524cm" presentation:class="outline" presentation:user-transformed="true">
          <draw:text-box>
            <text:list text:style-name="L2">
              <text:list-item>
                <text:p text:style-name="P6"><text:span text:style-name="T2">Sustitución de caracteres tr:</text:span></text:p>
              </text:list-item>
            </text:list>
            <text:list text:style-name="L1">
              <text:list-header>
                <text:p text:style-name="P26"><text:span text:style-name="T2"><text:tab/></text:span><text:span text:style-name="T2"> </text:span><text:span text:style-name="T2">Trataremos de aislar la IP de </text:span></text:p>
              </text:list-header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2">$ ifconfig eth0 | grep “inet ” </text:span></text:p>
                      </text:list-item>
                      <text:list-item>
                        <text:p text:style-name="P11"><text:span text:style-name="T2">$ ifconfig eth0 | grep “inet “ | tr –s “ ” “:”</text:span></text:p>
                      </text:list-item>
                      <text:list-item>
                        <text:p text:style-name="P11"><text:span text:style-name="T2">$ ifconfig eth0 | grep “inet ” | tr –s “ “ “:” | cut –d: -f4 </text:span></text:p>
                        <text:p text:style-name="P11"><text:span text:style-name="T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9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1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1">Comandos </text:span><text:span text:style-name="T1">Básicos</text:span><text:span text:style-name="T1"><text:tab/></text:span><text:span text:style-name="T1">I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header>
            </text:list>
          </draw:text-box>
        </draw:frame>
        <draw:frame presentation:style-name="pr5" draw:text-style-name="P2" draw:layer="layout" svg:width="22.86cm" svg:height="12.572cm" svg:x="1.301cm" svg:y="4.524cm" presentation:class="outline" presentation:user-transformed="true">
          <draw:text-box>
            <text:list text:style-name="L2">
              <text:list-item>
                <text:p text:style-name="P27"><text:span text:style-name="T11">Visualización de texto:</text:span></text:p>
              </text:list-item>
            </text:list>
            <text:list text:style-name="L3">
              <text:list-item>
                <text:list>
                  <text:list-item>
                    <text:p text:style-name="P28"><text:span text:style-name="T12">Página por página: pg, more, less</text:span></text:p>
                    <text:list>
                      <text:list-item>
                        <text:p text:style-name="P29"><text:span text:style-name="T25">Opciones de less:</text:span></text:p>
                      </text:list-item>
                      <text:list-item>
                        <text:p text:style-name="P29"><text:span text:style-name="T25">Barra espaciadora, avanza una página.</text:span></text:p>
                      </text:list-item>
                      <text:list-item>
                        <text:p text:style-name="P29"><text:span text:style-name="T25">Intro, avanza una línea.</text:span></text:p>
                      </text:list-item>
                      <text:list-item>
                        <text:p text:style-name="P29"><text:span text:style-name="T25">G, ir a final del texto.</text:span></text:p>
                      </text:list-item>
                      <text:list-item>
                        <text:p text:style-name="P29"><text:span text:style-name="T25">g, ira al principio del texto</text:span></text:p>
                      </text:list-item>
                      <text:list-item>
                        <text:p text:style-name="P29"><text:span text:style-name="T25">/palabra, busca la palabra avanzando en el texto</text:span></text:p>
                      </text:list-item>
                      <text:list-item>
                        <text:p text:style-name="P29"><text:span text:style-name="T25">?palabra, busca la palabra retrocediendo en el texto</text:span></text:p>
                      </text:list-item>
                      <text:list-item>
                        <text:p text:style-name="P29"><text:span text:style-name="T25">N, busca la siguiente ocurrencia en el texto.</text:span></text:p>
                      </text:list-item>
                      <text:list-item>
                        <text:p text:style-name="P29"><text:span text:style-name="T25">AvPág, RePág avanza o retrocede una página.</text:span></text:p>
                      </text:list-item>
                      <text:list-item>
                        <text:p text:style-name="P29"><text:span text:style-name="T25"><text:s/></text:span><text:span text:style-name="T25">v, abre editor de texto</text:span></text:p>
                      </text:list-item>
                      <text:list-item>
                        <text:p text:style-name="P29"><text:span text:style-name="T25">q, sal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0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1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1">Comandos </text:span><text:span text:style-name="T1">Básicos</text:span><text:span text:style-name="T1"><text:tab/></text:span><text:span text:style-name="T1">I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header>
            </text:list>
          </draw:text-box>
        </draw:frame>
        <draw:frame presentation:style-name="pr5" draw:text-style-name="P2" draw:layer="layout" svg:width="22.86cm" svg:height="12.572cm" svg:x="1.301cm" svg:y="4.524cm" presentation:class="outline" presentation:user-transformed="true">
          <draw:text-box>
            <text:list text:style-name="L2">
              <text:list-item>
                <text:p text:style-name="P6"><text:span text:style-name="T2">Visualización de texto:</text:span></text:p>
              </text:list-item>
            </text:list>
            <text:list text:style-name="L3">
              <text:list-item>
                <text:list>
                  <text:list-item>
                    <text:p text:style-name="P30"><text:span text:style-name="T2">cat</text:span><text:span text:style-name="T2"><text:tab/></text:span><text:span text:style-name="T2">visualización en bloque del fichero.</text:span></text:p>
                    <text:list>
                      <text:list-item>
                        <text:p><text:span text:style-name="T2">-e Muestra finales de linea con el carácter $</text:span></text:p>
                      </text:list-item>
                      <text:list-item>
                        <text:p><text:span text:style-name="T2">-t Muestra las tabulaciones con ^I</text:span></text:p>
                      </text:list-item>
                      <text:list-item>
                        <text:p><text:span text:style-name="T2">-v Muestra los caracteres no imprimibl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2">tac</text:span><text:span text:style-name="T2"><text:tab/></text:span><text:span text:style-name="T2">visualización en bloque desde la última </text:span><text:span text:style-name="T2"><text:tab/></text:span><text:span text:style-name="T2"><text:tab/></text:span><text:span text:style-name="T2">fila a la primera fila del fichero. </text:span></text:p>
                  </text:list-item>
                </text:list>
              </text:list-item>
            </text:list>
            <text:list text:style-name="L3">
              <text:list-header>
                <text:p><text:span text:style-name="T2"/></text:p>
                <text:list>
                  <text:list-header>
                    <text:p text:style-name="P7"><text:span text:style-name="T2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1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1">Comandos </text:span><text:span text:style-name="T1">Básicos</text:span><text:span text:style-name="T1"><text:tab/></text:span><text:span text:style-name="T1">I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header>
            </text:list>
          </draw:text-box>
        </draw:frame>
        <draw:frame presentation:style-name="pr5" draw:text-style-name="P2" draw:layer="layout" svg:width="22.86cm" svg:height="12.572cm" svg:x="1.301cm" svg:y="4.524cm" presentation:class="outline" presentation:user-transformed="true">
          <draw:text-box>
            <text:list text:style-name="L2">
              <text:list-item>
                <text:p text:style-name="P6"><text:span text:style-name="T2">Visualización de texto:</text:span></text:p>
                <text:list>
                  <text:list-item>
                    <text:p><text:span text:style-name="T2">Numeración de líneas de un fichero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0"><text:span text:style-name="T2">wc –l cuenta las líneas del fichero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2">cat –n numeración de las líneas del ficher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nl numera líneas del fichero.</text:span></text:p>
                    <text:list>
                      <text:list-item>
                        <text:p><text:span text:style-name="T2">nl -b a</text:span><text:span text:style-name="T2"><text:tab/></text:span><text:span text:style-name="T2">Numera todas las líneas.</text:span></text:p>
                      </text:list-item>
                      <text:list-item>
                        <text:p><text:span text:style-name="T2">nl -b t</text:span><text:span text:style-name="T2"><text:tab/></text:span><text:span text:style-name="T2">No numera líneas vacías.</text:span></text:p>
                      </text:list-item>
                    </text:list>
                    <text:p text:style-name="P30"><text:span text:style-name="T2"/></text:p>
                    <text:p text:style-name="P7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Predeterminado" presentation:presentation-page-layout-name="AL1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1">Comandos </text:span><text:span text:style-name="T1">Básicos</text:span><text:span text:style-name="T1"><text:tab/></text:span><text:span text:style-name="T1">I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header>
            </text:list>
          </draw:text-box>
        </draw:frame>
        <draw:frame presentation:style-name="pr5" draw:text-style-name="P2" draw:layer="layout" svg:width="22.86cm" svg:height="12.572cm" svg:x="1.301cm" svg:y="4.524cm" presentation:class="outline" presentation:user-transformed="true">
          <draw:text-box>
            <text:list text:style-name="L2">
              <text:list-item>
                <text:p text:style-name="P6"><text:span text:style-name="T2">Principio de un fichero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<text:s/></text:span><text:span text:style-name="T2">$ head [-n] fichero</text:span></text:p>
                  </text:list-item>
                  <text:list-item>
                    <text:p text:style-name="P7"><text:span text:style-name="T2">Permite visualizar las n primeras líneas</text:span></text:p>
                  </text:list-item>
                  <text:list-item>
                    <text:p text:style-name="P7"><text:span text:style-name="T2">Por defecto se visualizan las diez primeras</text:span></text:p>
                  </text:list-item>
                  <text:list-item>
                    <text:p text:style-name="P7"><text:span text:style-name="T2">$head -2 fichero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">Final de un fichero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$ tail [-n] fichero</text:span></text:p>
                  </text:list-item>
                  <text:list-item>
                    <text:p text:style-name="P7"><text:span text:style-name="T2">Por defecto se visualizan las diez últimas</text:span></text:p>
                    <text:p text:style-name="P7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Predeterminado" presentation:presentation-page-layout-name="AL1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1">Comandos </text:span><text:span text:style-name="T1">Básicos</text:span><text:span text:style-name="T1"><text:tab/></text:span><text:span text:style-name="T1">I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header>
            </text:list>
          </draw:text-box>
        </draw:frame>
        <draw:frame presentation:style-name="pr5" draw:text-style-name="P2" draw:layer="layout" svg:width="22.86cm" svg:height="12.572cm" svg:x="1.301cm" svg:y="4.524cm" presentation:class="outline" presentation:user-transformed="true">
          <draw:text-box>
            <text:list text:style-name="L2">
              <text:list-item>
                <text:p text:style-name="P6"><text:span text:style-name="T2">Concatenación de ficheros</text:span></text:p>
                <text:list>
                  <text:list-item>
                    <text:p><text:span text:style-name="T2">Concatenación de fich2 en fich1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2">cat fich1 fich2 &gt; fich3</text:span></text:p>
                      </text:list-item>
                    </text:list>
                  </text:list-item>
                  <text:list-item>
                    <text:p><text:span text:style-name="T2">Redirección de entrada estándar a fichero</text:span></text:p>
                    <text:list>
                      <text:list-item>
                        <text:p><text:span text:style-name="T2">cat &gt; fich</text:span></text:p>
                      </text:list-item>
                      <text:list-item>
                        <text:p><text:span text:style-name="T2">CTRL + D finalización de entrada de texto.</text:span></text:p>
                      </text:list-item>
                    </text:list>
                    <text:p><text:span text:style-name="T2"/></text:p>
                    <text:p><text:span text:style-name="T2"/></text:p>
                    <text:p text:style-name="P7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Predeterminado" presentation:presentation-page-layout-name="AL1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1">Comandos </text:span><text:span text:style-name="T1">Básicos</text:span><text:span text:style-name="T1"><text:tab/></text:span><text:span text:style-name="T1">I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header>
            </text:list>
          </draw:text-box>
        </draw:frame>
        <draw:frame presentation:style-name="pr5" draw:text-style-name="P2" draw:layer="layout" svg:width="22.86cm" svg:height="12.572cm" svg:x="1.301cm" svg:y="4.524cm" presentation:class="outline" presentation:user-transformed="true">
          <draw:text-box>
            <text:list text:style-name="L2">
              <text:list-item>
                <text:p text:style-name="P6"><text:span text:style-name="T2">Concatenación de ficheros línea a línea</text:span></text:p>
                <text:list>
                  <text:list-item>
                    <text:p><text:span text:style-name="T2">paste fich1 fich2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2">Las líneas concatenadas estarán separadas por tabulaciones</text:span></text:p>
                      </text:list-item>
                    </text:list>
                  </text:list-item>
                  <text:list-item>
                    <text:p><text:span text:style-name="T2">paste -s ficheros</text:span><text:span text:style-name="T2"><text:tab/></text:span><text:span text:style-name="T2">Muestra en una única fila</text:span></text:p>
                    <text:list>
                      <text:list-item>
                        <text:p><text:span text:style-name="T2">paste -s fich1</text:span></text:p>
                      </text:list-item>
                      <text:list-item>
                        <text:p><text:span text:style-name="T2">paste -s fich1 fich2 …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2">paste -d relación de caracteres de separación para past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2">paste -d “;” fich1 fich2 ...</text:span></text:p>
                      </text:list-item>
                      <text:list-item>
                        <text:p><text:span text:style-name="T2">paste -d “;-” fich1 fich2 fich3 &gt; resultados.txt</text:span><text:span text:style-name="T2"><text:tab/></text:span><text:span text:style-name="T2"><text:tab/></text:span></text:p>
                      </text:list-item>
                    </text:list>
                    <text:p><text:span text:style-name="T2"/></text:p>
                    <text:p><text:span text:style-name="T2"/></text:p>
                    <text:p text:style-name="P7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5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Predeterminado" presentation:presentation-page-layout-name="AL1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1">Comandos </text:span><text:span text:style-name="T1">Básicos</text:span><text:span text:style-name="T1"><text:tab/></text:span><text:span text:style-name="T1">I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header>
            </text:list>
          </draw:text-box>
        </draw:frame>
        <draw:frame presentation:style-name="pr5" draw:text-style-name="P2" draw:layer="layout" svg:width="22.86cm" svg:height="12.572cm" svg:x="1.301cm" svg:y="4.524cm" presentation:class="outline" presentation:user-transformed="true">
          <draw:text-box>
            <text:list text:style-name="L2">
              <text:list-item>
                <text:p text:style-name="P6"><text:span text:style-name="T2">Unión de dos ficheros por campo común.</text:span></text:p>
                <text:list>
                  <text:list-item>
                    <text:p><text:span text:style-name="T2">Los campos por los que se quiere unir, deben estar ordenados</text:span></text:p>
                  </text:list-item>
                  <text:list-item>
                    <text:p><text:span text:style-name="T2">join gestiona mal los duplicados</text:span></text:p>
                  </text:list-item>
                  <text:list-item>
                    <text:p><text:span text:style-name="T2">join se detendrá cuando no encuentre correspondencia entre dos líneas.</text:span></text:p>
                  </text:list-item>
                  <text:list-item>
                    <text:p><text:span text:style-name="T2">join -t “:” -1 1 -2 1 fich1 fich2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2">-t indica el delimitador de campo</text:span></text:p>
                      </text:list-item>
                      <text:list-item>
                        <text:p><text:span text:style-name="T2">-1 1 indica del primer fichero <text:s/>el campo 1.</text:span></text:p>
                      </text:list-item>
                      <text:list-item>
                        <text:p><text:span text:style-name="T2">-2 1 indica del segundo fichero el campo 1 </text:span></text:p>
                      </text:list-item>
                    </text:list>
                    <text:p><text:span text:style-name="T2"/></text:p>
                    <text:p><text:span text:style-name="T2"/></text:p>
                    <text:p text:style-name="P7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Predeterminado" presentation:presentation-page-layout-name="AL1T1">
        <office:forms form:automatic-focus="false" form:apply-design-mode="false"/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1">Comandos </text:span><text:span text:style-name="T1">Básicos</text:span><text:span text:style-name="T1"><text:tab/></text:span><text:span text:style-name="T1">I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header>
            </text:list>
          </draw:text-box>
        </draw:frame>
        <draw:frame presentation:style-name="pr5" draw:text-style-name="P2" draw:layer="layout" svg:width="22.86cm" svg:height="12.572cm" svg:x="1.301cm" svg:y="4.524cm" presentation:class="outline" presentation:user-transformed="true">
          <draw:text-box>
            <text:list text:style-name="L2">
              <text:list-item>
                <text:p text:style-name="P12"><text:span text:style-name="T11">División de ficheros en partes: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12">$ split permite dividir un fichero en partes iguales de un tamaño determinado.</text:span></text:p>
                  </text:list-item>
                  <text:list-item>
                    <text:p text:style-name="P20"><text:span text:style-name="T12">Podemos dividir el fichero por:</text:span></text:p>
                    <text:list>
                      <text:list-item>
                        <text:p text:style-name="P24"><text:span text:style-name="T25">-l Recorte por líneas: los ficheros de salida tendrán todos el mismo número de líneas.</text:span></text:p>
                      </text:list-item>
                      <text:list-item>
                        <text:p text:style-name="P24"><text:span text:style-name="T25">-b Recorte a tamaño fijo de n bytes.</text:span></text:p>
                        <text:list>
                          <text:list-item>
                            <text:p text:style-name="P31"><text:span text:style-name="T26">nb: n bloques de 512 byte.</text:span></text:p>
                          </text:list-item>
                          <text:list-item>
                            <text:p text:style-name="P31"><text:span text:style-name="T26">nk: n kilo bytes.</text:span></text:p>
                          </text:list-item>
                          <text:list-item>
                            <text:p text:style-name="P31"><text:span text:style-name="T26">nm: n Mega bytes. 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20"><text:span text:style-name="T12">$ split [-l n [-b n[bkm]] [fichero] nombrepartes</text:span></text:p>
                  </text:list-item>
                  <text:list-item>
                    <text:p text:style-name="P20"><text:span text:style-name="T12">Tarea: divide un fichero mp3 en partes igual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7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Predeterminado" presentation:presentation-page-layout-name="AL1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1">Comandos </text:span><text:span text:style-name="T1">Básicos</text:span><text:span text:style-name="T1"><text:tab/></text:span><text:span text:style-name="T1">I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header>
            </text:list>
          </draw:text-box>
        </draw:frame>
        <draw:frame presentation:style-name="pr5" draw:text-style-name="P2" draw:layer="layout" svg:width="22.86cm" svg:height="12.572cm" svg:x="1.301cm" svg:y="4.524cm" presentation:class="outline" presentation:user-transformed="true">
          <draw:text-box>
            <text:list text:style-name="L2">
              <text:list-item>
                <text:p text:style-name="P6"><text:span text:style-name="T2">Reconstruir ficheros divididos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$ cat fichero* &gt; nuevofiche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Predeterminado" presentation:presentation-page-layout-name="AL1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5"><text:span text:style-name="T1">Comandos </text:span><text:span text:style-name="T1">Básicos</text:span><text:span text:style-name="T1"><text:tab/></text:span><text:span text:style-name="T1">I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</text:list-header>
            </text:list>
          </draw:text-box>
        </draw:frame>
        <draw:frame presentation:style-name="pr5" draw:text-style-name="P2" draw:layer="layout" svg:width="22.86cm" svg:height="12.572cm" svg:x="1.301cm" svg:y="4.524cm" presentation:class="outline" presentation:user-transformed="true">
          <draw:text-box>
            <text:list text:style-name="L2">
              <text:list-item>
                <text:p text:style-name="P6"><text:span text:style-name="T2">Comando tee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Duplicamos la salida del canal estándar</text:span></text:p>
                  </text:list-item>
                  <text:list-item>
                    <text:p text:style-name="P7"><text:span text:style-name="T2">$ tee [-a] fichero</text:span></text:p>
                  </text:list-item>
                  <text:list-item>
                    <text:p text:style-name="P7"><text:span text:style-name="T2">$ ls –l | tee midirectorio.txt</text:span></text:p>
                    <text:list>
                      <text:list-item>
                        <text:p text:style-name="P11"><text:span text:style-name="T2">Muesta por pantalla y crea el fichero con la misma información mostrada por pantalla.</text:span></text:p>
                      </text:list-item>
                      <text:list-item>
                        <text:p text:style-name="P11"><text:span text:style-name="T2">Si el fichero no existe lo crea.</text:span></text:p>
                      </text:list-item>
                      <text:list-item>
                        <text:p text:style-name="P11"><text:span text:style-name="T2">[-a], permite sobreescribir.</text:span></text:p>
                      </text:list-item>
                    </text:list>
                    <text:p text:style-name="P7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9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3" svg:font-family="FreeSans" style:font-family-generic="swiss"/>
    <style:font-face style:name="Liberation Mono1" svg:font-family="'Liberation Mono', 'Courier New'" style:font-family-generic="modern" style:font-pitch="fixed"/>
    <style:font-face style:name="Arial1" svg:font-family="Arial" style:font-pitch="variable"/>
    <style:font-face style:name="FreeSans1" svg:font-family="FreeSans" style:font-pitch="variable"/>
    <style:font-face style:name="Arial2" svg:font-family="Arial" style:font-family-generic="modern" style:font-pitch="variable"/>
    <style:font-face style:name="Liberation Mono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FreeSans1" style:font-family-asian="FreeSans" style:font-pitch-asian="variable" style:font-size-asian="12pt" style:language-asian="hi" style:country-asian="IN"/>
    </style:style>
    <style:style style:name="Contenido_20_de_20_la_20_tabla" style:display-name="Contenido de la tabla" style:family="graphic">
      <style:paragraph-properties style:text-autospace="none"/>
    </style:style>
    <style:style style:name="Índice" style:family="graphic">
      <style:paragraph-properties style:text-autospace="none"/>
      <style:text-properties style:font-name-asian="FreeSans3" style:font-family-asian="FreeSans" style:font-family-generic-asian="swiss"/>
    </style:style>
    <style:style style:name="Leyenda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Título_20_de_20_la_20_tabla" style:display-name="Títul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Predeterminado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Predeterminado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bbe0e3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2.86cm" svg:height="3.175cm" svg:x="1.27cm" svg:y="0.762cm" presentation:class="title" presentation:placeholder="true">
        <draw:text-box/>
      </draw:frame>
      <draw:frame presentation:style-name="Predeterminado-outline1" draw:layer="backgroundobjects" svg:width="22.86cm" svg:height="12.572cm" svg:x="1.27cm" svg:y="4.445cm" presentation:class="outline" presentation:placeholder="true">
        <draw:text-box/>
      </draw:frame>
      <draw:frame presentation:style-name="Mpr1" draw:text-style-name="MP5" draw:layer="backgroundobjects" svg:width="5.927cm" svg:height="1.323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5" draw:layer="backgroundobjects" svg:width="8.044cm" svg:height="1.323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5" draw:layer="backgroundobjects" svg:width="5.927cm" svg:height="1.323cm" svg:x="18.202cm" svg:y="17.347cm" presentation:class="page-number">
        <draw:text-box>
          <text:list text:style-name="ML1">
            <text:list-header>
              <text:p><text:page-number>&lt;número&gt;</text:page-number></text:p>
            </text:list-header>
          </text:list>
        </draw:text-box>
      </draw:frame>
      <presentation:notes style:page-layout-name="PM0">
        <draw:page-thumbnail presentation:style-name="Predeterminado-title" draw:layer="backgroundobjects" svg:width="0.001cm" svg:height="0.001cm" svg:x="0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rafa</meta:initial-creator>
    <meta:creation-date>2012-10-03T18:40:17.855000000</meta:creation-date>
    <dc:date>2018-11-23T08:20:11.209588908</dc:date>
    <meta:editing-cycles>127</meta:editing-cycles>
    <meta:editing-duration>P2DT8H2M53S</meta:editing-duration>
    <meta:generator>LibreOffice/5.2.7.2$Linux_X86_64 LibreOffice_project/20m0$Build-2</meta:generator>
    <meta:document-statistic meta:object-count="210"/>
  </office:meta>
</office:document-meta>
</file>